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21018" calcext:value-type="float">
            <text:p>1642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sar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Zmolaly/</text:p>
          </table:table-cell>
          <table:table-cell office:value-type="string" calcext:value-type="string">
            <text:p>Soph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21018" calcext:value-type="float">
            <text:p>1642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Sadz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</text:p>
          </table:table-cell>
          <table:table-cell office:value-type="string" calcext:value-type="string">
            <text:p>Anna /Woci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21018" calcext:value-type="float">
            <text:p>1642101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Mą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de Starężyn</text:p>
          </table:table-cell>
          <table:table-cell office:value-type="string" calcext:value-type="string">
            <text:p>Hedvigis /To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21210" calcext:value-type="float">
            <text:p>164212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/Kaczmarz/</text:p>
          </table:table-cell>
          <table:table-cell office:value-type="string" calcext:value-type="string">
            <text:p>Dorothe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21215" calcext:value-type="float">
            <text:p>164212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Wiatr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Sophia /Miedziely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124" calcext:value-type="float">
            <text:p>164301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dam /Urad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Margaretha /Stanislaw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131" calcext:value-type="float">
            <text:p>164301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/Scesny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młynarz</text:p>
          </table:table-cell>
          <table:table-cell office:value-type="string" calcext:value-type="string">
            <text:p>Agnes /Kra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131" calcext:value-type="float">
            <text:p>16430131</text:p>
          </table:table-cell>
          <table:table-cell table:style-name="ce2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peregrin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azur/</text:p>
          </table:table-cell>
          <table:table-cell office:value-type="string" calcext:value-type="string">
            <text:p>Regina /Jakup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318" calcext:value-type="float">
            <text:p>164303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Bath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ebelinski/</text:p>
          </table:table-cell>
          <table:table-cell office:value-type="string" calcext:value-type="string">
            <text:p>Anna /Krai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411" calcext:value-type="float">
            <text:p>1643041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Mazur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 /Kuzmak/</text:p>
          </table:table-cell>
          <table:table-cell office:value-type="string" calcext:value-type="string">
            <text:p>Regina /Casp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411" calcext:value-type="float">
            <text:p>164304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Bartholome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428" calcext:value-type="float">
            <text:p>164304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Caspr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Anna /Heidu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506" calcext:value-type="float">
            <text:p>1643050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ucas /Toch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Anna tabernatork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516" calcext:value-type="float">
            <text:p>164305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yciewski/ de Juncewo</text:p>
          </table:table-cell>
          <table:table-cell office:value-type="string" calcext:value-type="string">
            <text:p>Anna /Heyduc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628" calcext:value-type="float">
            <text:p>1643062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Sosold/</text:p>
          </table:table-cell>
          <table:table-cell office:value-type="string" calcext:value-type="string">
            <text:p>Eva /Bac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0705" calcext:value-type="float">
            <text:p>164307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awel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yaszek/</text:p>
          </table:table-cell>
          <table:table-cell office:value-type="string" calcext:value-type="string">
            <text:p>Dorothea /Mal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0705" calcext:value-type="float">
            <text:p>164307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Brykcz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Sophia hortula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0823" calcext:value-type="float">
            <text:p>164308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/Pheręn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Toch/</text:p>
          </table:table-cell>
          <table:table-cell office:value-type="string" calcext:value-type="string">
            <text:p>Anna /G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0905" calcext:value-type="float">
            <text:p>164309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Przybył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braxator</text:p>
          </table:table-cell>
          <table:table-cell office:value-type="string" calcext:value-type="string">
            <text:p>Anna /Skarbo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0926" calcext:value-type="float">
            <text:p>1643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Canoni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Dupka/</text:p>
          </table:table-cell>
          <table:table-cell office:value-type="string" calcext:value-type="string">
            <text:p>Regina /Jakup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1105" calcext:value-type="float">
            <text:p>1643110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Watoszi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Baranek/ de Starężynek</text:p>
          </table:table-cell>
          <table:table-cell office:value-type="string" calcext:value-type="string">
            <text:p>Anna /Kaczmar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1115" calcext:value-type="float">
            <text:p>164311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Wyrpyc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 /Precsotsa/</text:p>
          </table:table-cell>
          <table:table-cell office:value-type="string" calcext:value-type="string">
            <text:p>Regina /Jakup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1220" calcext:value-type="float">
            <text:p>164312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ąnce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Godsina/</text:p>
          </table:table-cell>
          <table:table-cell office:value-type="string" calcext:value-type="string">
            <text:p>Regina /Casp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40214" calcext:value-type="float">
            <text:p>1644021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Paulus /Phory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Eva /Bac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40220" calcext:value-type="float">
            <text:p>164402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Mazur/ de Śielec</text:p>
          </table:table-cell>
          <table:table-cell office:value-type="string" calcext:value-type="string">
            <text:p>/Kaczm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40220" calcext:value-type="float">
            <text:p>164402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Ured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Żagrodnik/ de Śielec</text:p>
          </table:table-cell>
          <table:table-cell office:value-type="string" calcext:value-type="string">
            <text:p>/Kaczm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40301" calcext:value-type="float">
            <text:p>164403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rozanowski/ de Costen</text:p>
          </table:table-cell>
          <table:table-cell office:value-type="string" calcext:value-type="string">
            <text:p>Margaretha /Krawcze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40304" calcext:value-type="float">
            <text:p>1644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Marzec/ de Juncew</text:p>
          </table:table-cell>
          <table:table-cell office:value-type="string" calcext:value-type="string">
            <text:p>Agnes vet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509" calcext:value-type="float">
            <text:p>164405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/Bani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Czernikowicz/ minister scholae</text:p>
          </table:table-cell>
          <table:table-cell office:value-type="string" calcext:value-type="string">
            <text:p>Agnes /Uboga/ h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605" calcext:value-type="float">
            <text:p>164406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Uz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Barbara ex au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612" calcext:value-type="float">
            <text:p>164406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adelczik/</text:p>
          </table:table-cell>
          <table:table-cell office:value-type="string" calcext:value-type="string">
            <text:p>Margareth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710" calcext:value-type="float">
            <text:p>164407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m /Pan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ocieszek/</text:p>
          </table:table-cell>
          <table:table-cell office:value-type="string" calcext:value-type="string">
            <text:p>Regina /Krawcz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720" calcext:value-type="float">
            <text:p>164407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Żagrod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orgius /Glódoroski/</text:p>
          </table:table-cell>
          <table:table-cell office:value-type="string" calcext:value-type="string">
            <text:p>Regina /Gosodin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720" calcext:value-type="float">
            <text:p>164407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imon /Malecz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720" calcext:value-type="float">
            <text:p>164407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Wozny/</text:p>
          </table:table-cell>
          <table:table-cell office:value-type="string" calcext:value-type="string">
            <text:p>Margaretha /Rzez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911" calcext:value-type="float">
            <text:p>164409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Egidius /Żagrod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aurentius /Owczarz/</text:p>
          </table:table-cell>
          <table:table-cell office:value-type="string" calcext:value-type="string">
            <text:p>Regina de Pie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912" calcext:value-type="float">
            <text:p>164409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ostomus</text:p>
          </table:table-cell>
          <table:table-cell office:value-type="string" calcext:value-type="string">
            <text:p>Joannes /Biskup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exander /Markiewicz/</text:p>
          </table:table-cell>
          <table:table-cell office:value-type="string" calcext:value-type="string">
            <text:p>Hedvigis /Mierzw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918" calcext:value-type="float">
            <text:p>1644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Agnes /Uboga/ vet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918" calcext:value-type="float">
            <text:p>164409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/Baby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Reg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1106" calcext:value-type="float">
            <text:p>16441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Marzecz/</text:p>
          </table:table-cell>
          <table:table-cell office:value-type="string" calcext:value-type="string">
            <text:p>Regina /Pherąn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41113" calcext:value-type="float">
            <text:p>1644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41115" calcext:value-type="float">
            <text:p>1644111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Eva /Bac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41120" calcext:value-type="float">
            <text:p>16441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Urban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Diaszek/</text:p>
          </table:table-cell>
          <table:table-cell office:value-type="string" calcext:value-type="string">
            <text:p>Catharina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107" calcext:value-type="float">
            <text:p>1645010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Paulus /Phory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Masur/</text:p>
          </table:table-cell>
          <table:table-cell office:value-type="string" calcext:value-type="string">
            <text:p>Elizabeth /Noenn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120" calcext:value-type="float">
            <text:p>1645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 /Gwid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Sharbosewski/</text:p>
          </table:table-cell>
          <table:table-cell office:value-type="string" calcext:value-type="string">
            <text:p>Regina /Krawc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120" calcext:value-type="float">
            <text:p>1645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Adam /Bronek/</text:p>
          </table:table-cell>
          <table:table-cell office:value-type="string" calcext:value-type="string">
            <text:p>illegible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120" calcext:value-type="float">
            <text:p>1645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Betw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Woylaszek/</text:p>
          </table:table-cell>
          <table:table-cell office:value-type="string" calcext:value-type="string">
            <text:p>Anna /Heidu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203" calcext:value-type="float">
            <text:p>164502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ebastianus /Sobier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Regina /Casb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215" calcext:value-type="float">
            <text:p>164502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regorius /Owcz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/Bunia/</text:p>
          </table:table-cell>
          <table:table-cell office:value-type="string" calcext:value-type="string">
            <text:p>Agnes /Zehila/ de Junce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226" calcext:value-type="float">
            <text:p>1645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Bryko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aizer/</text:p>
          </table:table-cell>
          <table:table-cell office:value-type="string" calcext:value-type="string">
            <text:p>Sophia /Se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305" calcext:value-type="float">
            <text:p>164503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Gorn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Agnes /Zehila/ de Junce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330" calcext:value-type="float">
            <text:p>164503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Sophia /Sosepkow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604" calcext:value-type="float">
            <text:p>164506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/Kowa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Anna /Heidu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0709" calcext:value-type="float">
            <text:p>164507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/Marczi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Sophia /Ses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0709" calcext:value-type="float">
            <text:p>164507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Mni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Hedvigis /Luc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0709" calcext:value-type="float">
            <text:p>164507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yasz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Sophia /Sce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0815" calcext:value-type="float">
            <text:p>1645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Żagrod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ytaszek/</text:p>
          </table:table-cell>
          <table:table-cell office:value-type="string" calcext:value-type="string">
            <text:p>Sophia /Kaczm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1101" calcext:value-type="float">
            <text:p>164511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Toch/</text:p>
          </table:table-cell>
          <table:table-cell office:value-type="string" calcext:value-type="string">
            <text:p>Regina /Walo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1227" calcext:value-type="float">
            <text:p>164512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m /Jadam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Sophia /Gniazd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60128" calcext:value-type="float">
            <text:p>1646012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Baut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Glowacki/ vicarius de Juncewo</text:p>
          </table:table-cell>
          <table:table-cell office:value-type="string" calcext:value-type="string">
            <text:p>Teressia /Pstroko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60204" calcext:value-type="float">
            <text:p>164602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pas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Mazur/</text:p>
          </table:table-cell>
          <table:table-cell office:value-type="string" calcext:value-type="string">
            <text:p>Anna /Sta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60304" calcext:value-type="float">
            <text:p>164603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Kubic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Sophia /Sze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60319" calcext:value-type="float">
            <text:p>1646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Pian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 /Kuznak/</text:p>
          </table:table-cell>
          <table:table-cell office:value-type="string" calcext:value-type="string">
            <text:p>Teressia /Psz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220" calcext:value-type="float">
            <text:p>16460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iasek/</text:p>
          </table:table-cell>
          <table:table-cell office:value-type="string" calcext:value-type="string">
            <text:p>Sophia /Sce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2" calcext:value-type="float">
            <text:p>164604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Reg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5" calcext:value-type="float">
            <text:p>1646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5" calcext:value-type="float">
            <text:p>1646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Hedvigis /Garbal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7" calcext:value-type="float">
            <text:p>164604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Szad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Nowak/</text:p>
          </table:table-cell>
          <table:table-cell office:value-type="string" calcext:value-type="string">
            <text:p>Anna /Plą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9" calcext:value-type="float">
            <text:p>1646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Gregorius /Owcz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/Bunin/</text:p>
          </table:table-cell>
          <table:table-cell office:value-type="string" calcext:value-type="string">
            <text:p>Hedvigis /Grzegor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610" calcext:value-type="float">
            <text:p>164606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Mois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Sophia /Sesep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701" calcext:value-type="float">
            <text:p>164607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Peregrin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hortulanus de Śielec</text:p>
          </table:table-cell>
          <table:table-cell office:value-type="string" calcext:value-type="string">
            <text:p>Sophia virgo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708" calcext:value-type="float">
            <text:p>1646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Chade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Anna /Piechoc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722" calcext:value-type="float">
            <text:p>164607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enedictus hortulanus de Damasław</text:p>
          </table:table-cell>
          <table:table-cell office:value-type="string" calcext:value-type="string">
            <text:p>Helena /Ps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805" calcext:value-type="float">
            <text:p>1646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Skolarz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ndreas hortulanus de Śielec</text:p>
          </table:table-cell>
          <table:table-cell office:value-type="string" calcext:value-type="string">
            <text:p>Sophia /Sedepl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902" calcext:value-type="float">
            <text:p>164609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annes gosczinny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Andreas /Białaslowski/</text:p>
          </table:table-cell>
          <table:table-cell office:value-type="string" calcext:value-type="string">
            <text:p>Elizabeth /Niemoia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1101" calcext:value-type="float">
            <text:p>16461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adelczyk/</text:p>
          </table:table-cell>
          <table:table-cell office:value-type="string" calcext:value-type="string">
            <text:p>Margareth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01" calcext:value-type="float">
            <text:p>16461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Jech/</text:p>
          </table:table-cell>
          <table:table-cell office:value-type="string" calcext:value-type="string">
            <text:p>Regina /Jac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04" calcext:value-type="float">
            <text:p>164611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rixel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Sophi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04" calcext:value-type="float">
            <text:p>164611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Driga/ de Juncewo</text:p>
          </table:table-cell>
          <table:table-cell office:value-type="string" calcext:value-type="string">
            <text:p>Sophia /Kaczm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12" calcext:value-type="float">
            <text:p>164611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Egidius /Ici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Agnes /Włod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19" calcext:value-type="float">
            <text:p>16461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Gregorius /C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</text:p>
          </table:table-cell>
          <table:table-cell office:value-type="string" calcext:value-type="string">
            <text:p>Josepha /Ps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29" calcext:value-type="float">
            <text:p>16461129</text:p>
          </table:table-cell>
          <table:table-cell office:value-type="string" calcext:value-type="string">
            <text:p>Ozervisk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Owcz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 </text:p>
          </table:table-cell>
          <table:table-cell office:value-type="string" calcext:value-type="string">
            <text:p>Ev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106" calcext:value-type="float">
            <text:p>164701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Owcz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auriga</text:p>
          </table:table-cell>
          <table:table-cell office:value-type="string" calcext:value-type="string">
            <text:p>Anna /Zaryns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120" calcext:value-type="float">
            <text:p>164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Tyszki/</text:p>
          </table:table-cell>
          <table:table-cell office:value-type="string" calcext:value-type="string">
            <text:p>Helena /Psz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224" calcext:value-type="float">
            <text:p>164702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ip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Anna /Mł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301" calcext:value-type="float">
            <text:p>1647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Helena /Psztrok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310" calcext:value-type="float">
            <text:p>164703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Gregorius /Urban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Wocieszek/ de Juncewo</text:p>
          </table:table-cell>
          <table:table-cell office:value-type="string" calcext:value-type="string">
            <text:p>Margaretha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317" calcext:value-type="float">
            <text:p>164703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iar /Cheiduc/</text:p>
          </table:table-cell>
          <table:table-cell table:style-name="ce5" office:value-type="string" calcext:value-type="string">
            <text:p>Margareth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324" calcext:value-type="float">
            <text:p>164703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ubbas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anus /Moyski/</text:p>
          </table:table-cell>
          <table:table-cell office:value-type="string" calcext:value-type="string">
            <text:p>Sophia /Zagro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407" calcext:value-type="float">
            <text:p>164704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/Bunia/</text:p>
          </table:table-cell>
          <table:table-cell office:value-type="string" calcext:value-type="string">
            <text:p>Sophia /Kaczm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407" calcext:value-type="float">
            <text:p>1647040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hristophorus 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Georgius /Praser/ de Damasław</text:p>
          </table:table-cell>
          <table:table-cell office:value-type="string" calcext:value-type="string">
            <text:p>Marianna /Wigan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505" calcext:value-type="float">
            <text:p>164705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Bartholome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Jech/</text:p>
          </table:table-cell>
          <table:table-cell office:value-type="string" calcext:value-type="string">
            <text:p>Regina /Jakup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713" calcext:value-type="float">
            <text:p>164707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Małsus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Diasek/</text:p>
          </table:table-cell>
          <table:table-cell office:value-type="string" calcext:value-type="string">
            <text:p>Magdalena /Posdtro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725" calcext:value-type="float">
            <text:p>164707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Gwid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gismundus /Grzybowski/ nobilis</text:p>
          </table:table-cell>
          <table:table-cell office:value-type="string" calcext:value-type="string">
            <text:p>Helena /Ps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804" calcext:value-type="float">
            <text:p>164708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Włodar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Chadelczyk/ de Międzylesie</text:p>
          </table:table-cell>
          <table:table-cell office:value-type="string" calcext:value-type="string">
            <text:p>Regina /Krawc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820" calcext:value-type="float">
            <text:p>164708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imon /Buni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Regina /Mielc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01" calcext:value-type="float">
            <text:p>164709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 /Mismiec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eorgius /Turga/</text:p>
          </table:table-cell>
          <table:table-cell office:value-type="string" calcext:value-type="string">
            <text:p>Hedvigis /Wocies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07" calcext:value-type="float">
            <text:p>164709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Catharina /Smol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21" calcext:value-type="float">
            <text:p>164709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Elizabeth /Pozdies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21" calcext:value-type="float">
            <text:p>1647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Dorothea coxt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71006" calcext:value-type="float">
            <text:p>164710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Elizabeth /Lub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71024" calcext:value-type="float">
            <text:p>164710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C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Drija/</text:p>
          </table:table-cell>
          <table:table-cell office:value-type="string" calcext:value-type="string">
            <text:p>Catharina /Smol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71101" calcext:value-type="float">
            <text:p>1647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Ured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reas hortulanus de Śielec</text:p>
          </table:table-cell>
          <table:table-cell office:value-type="string" calcext:value-type="string">
            <text:p>Regin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02" calcext:value-type="float">
            <text:p>164801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Nicolaus sar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famulus de Starężynek</text:p>
          </table:table-cell>
          <table:table-cell office:value-type="string" calcext:value-type="string">
            <text:p>Eva /Bacin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12" calcext:value-type="float">
            <text:p>16480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Gregorius /Kubies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Susanna /Dyaskowa/ de Paryź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20" calcext:value-type="float">
            <text:p>1648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acobus /Omglat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Helena /Dwo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20" calcext:value-type="float">
            <text:p>1648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Christophorus 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ja/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220" calcext:value-type="float">
            <text:p>1648022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Zarynski/</text:p>
          </table:table-cell>
          <table:table-cell office:value-type="string" calcext:value-type="string">
            <text:p>Sophia /Wal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307" calcext:value-type="float">
            <text:p>164803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Smolynski/</text:p>
          </table:table-cell>
          <table:table-cell office:value-type="string" calcext:value-type="string">
            <text:p>Helena /Pstroko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308" calcext:value-type="float">
            <text:p>164803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 /Pan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Cucharski/</text:p>
          </table:table-cell>
          <table:table-cell office:value-type="string" calcext:value-type="string">
            <text:p>Helena /Pstroko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308" calcext:value-type="float">
            <text:p>164803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Chadelczyk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317" calcext:value-type="float">
            <text:p>164803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/Symanski/</text:p>
          </table:table-cell>
          <table:table-cell office:value-type="string" calcext:value-type="string">
            <text:p>Helena /Dwo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321" calcext:value-type="float">
            <text:p>164803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Kwaz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413" calcext:value-type="float">
            <text:p>1648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/Jadam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Smolinski/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419" calcext:value-type="float">
            <text:p>1648041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Zar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Anna /Midzarka/ de Miemczy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427" calcext:value-type="float">
            <text:p>164804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braxator de Miemczyno</text:p>
          </table:table-cell>
          <table:table-cell office:value-type="string" calcext:value-type="string">
            <text:p>Sophia /Wal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509" calcext:value-type="float">
            <text:p>1648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Krol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iasek/ de Paryż</text:p>
          </table:table-cell>
          <table:table-cell office:value-type="string" calcext:value-type="string">
            <text:p>Dorothea /Koscielna/ ubog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621" calcext:value-type="float">
            <text:p>164806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ęchota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712" calcext:value-type="float">
            <text:p>1648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Hedvigis /Lu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800" calcext:value-type="float">
            <text:p>164808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Geyd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Marianna /Owczarzew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920" calcext:value-type="float">
            <text:p>164809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Chadel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Chadelczyk/</text:p>
          </table:table-cell>
          <table:table-cell office:value-type="string" calcext:value-type="string">
            <text:p>Anna /Piecho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924" calcext:value-type="float">
            <text:p>164809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thias /Heiduc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ubogi</text:p>
          </table:table-cell>
          <table:table-cell office:value-type="string" calcext:value-type="string">
            <text:p>Margareth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81011" calcext:value-type="float">
            <text:p>164810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famulus sartori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Anna /Chei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81020" calcext:value-type="float">
            <text:p>164810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Soph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107" calcext:value-type="float">
            <text:p>1649010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/Baut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Kucharz/ civer de Wągrowiec</text:p>
          </table:table-cell>
          <table:table-cell office:value-type="string" calcext:value-type="string">
            <text:p>Susanna /Rek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110" calcext:value-type="float">
            <text:p>1649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tanislaus /Gwid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Teressia /Pstrokona/ virg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110" calcext:value-type="float">
            <text:p>1649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Gwid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Drija/</text:p>
          </table:table-cell>
          <table:table-cell office:value-type="string" calcext:value-type="string">
            <text:p>Agnes /Heiduczkown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07" calcext:value-type="float">
            <text:p>16490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ipk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hortulanus de Śielec</text:p>
          </table:table-cell>
          <table:table-cell office:value-type="string" calcext:value-type="string">
            <text:p>Margaretha /Owczarz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14" calcext:value-type="float">
            <text:p>164902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ave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iasek/ de Paryż</text:p>
          </table:table-cell>
          <table:table-cell office:value-type="string" calcext:value-type="string">
            <text:p>Lucia /Moys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24" calcext:value-type="float">
            <text:p>1649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Gregorius /C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Hedvigis /Mny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28" calcext:value-type="float">
            <text:p>164902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/Ratai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/Skolarz/</text:p>
          </table:table-cell>
          <table:table-cell office:value-type="string" calcext:value-type="string">
            <text:p>Margaretha /Owczarze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28" calcext:value-type="float">
            <text:p>164902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/Sobiech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pauper de Starężyn</text:p>
          </table:table-cell>
          <table:table-cell office:value-type="string" calcext:value-type="string">
            <text:p>Anna /Cheidu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308" calcext:value-type="float">
            <text:p>164903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gidius /Ici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auriga de Damasław</text:p>
          </table:table-cell>
          <table:table-cell office:value-type="string" calcext:value-type="string">
            <text:p>Regina /Kacz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314" calcext:value-type="float">
            <text:p>1649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dam /Nieure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eorgius /Plocienik/</text:p>
          </table:table-cell>
          <table:table-cell office:value-type="string" calcext:value-type="string">
            <text:p>Dorothea /Skret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301" calcext:value-type="float">
            <text:p>1649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 /Omglat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Margaretha /Bar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319" calcext:value-type="float">
            <text:p>16490319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Bartholomeus /Mara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 de Juncewo</text:p>
          </table:table-cell>
          <table:table-cell office:value-type="string" calcext:value-type="string">
            <text:p>Anna /Brostow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328" calcext:value-type="float">
            <text:p>164903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Vasko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Hedvigis /Garb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418" calcext:value-type="float">
            <text:p>164904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iasek/ de Paryż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627" calcext:value-type="float">
            <text:p>1649062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arend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Margareth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711" calcext:value-type="float">
            <text:p>164907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mendicus de Międzylesie</text:p>
          </table:table-cell>
          <table:table-cell office:value-type="string" calcext:value-type="string">
            <text:p>Hedvigis /Luc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808" calcext:value-type="float">
            <text:p>164908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Hade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ech/</text:p>
          </table:table-cell>
          <table:table-cell office:value-type="string" calcext:value-type="string">
            <text:p>Anna /Piecho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816" calcext:value-type="float">
            <text:p>1649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dam /Adam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Gorski/</text:p>
          </table:table-cell>
          <table:table-cell office:value-type="string" calcext:value-type="string">
            <text:p>Helena /Pstrok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817" calcext:value-type="float">
            <text:p>164908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oannes /Gubbas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912" calcext:value-type="float">
            <text:p>164909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Gvadzinksi/</text:p>
          </table:table-cell>
          <table:table-cell office:value-type="string" calcext:value-type="string">
            <text:p>Dorothea /Wyg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1021" calcext:value-type="float">
            <text:p>1649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tinus /Skożarz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Agnes /Heidu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491121" calcext:value-type="float">
            <text:p>16491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Urban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Marianna /Owczarze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491128" calcext:value-type="float">
            <text:p>164911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Elizabeth /Poyzdies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491130" calcext:value-type="float">
            <text:p>1649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Włotar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Kurasek/ de Juncewo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109" calcext:value-type="float">
            <text:p>165001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annes /Wasloszi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Eva /Baczyn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06" calcext:value-type="float">
            <text:p>165002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Turz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Eva /Was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13" calcext:value-type="float">
            <text:p>1650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Bricz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l/ de Piotrkowice</text:p>
          </table:table-cell>
          <table:table-cell office:value-type="string" calcext:value-type="string">
            <text:p>Susanna uxor Alberti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24" calcext:value-type="float">
            <text:p>1650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Matec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mendicus de Międzylesie</text:p>
          </table:table-cell>
          <table:table-cell office:value-type="string" calcext:value-type="string">
            <text:p>Anna uxor molitori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27" calcext:value-type="float">
            <text:p>165002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Zarz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28" calcext:value-type="float">
            <text:p>1650022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tanislaus ten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 de Starężynek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320" calcext:value-type="float">
            <text:p>1650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Gregorius /T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uras/ de Juncewo</text:p>
          </table:table-cell>
          <table:table-cell office:value-type="string" calcext:value-type="string">
            <text:p>Hedvigis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320" calcext:value-type="float">
            <text:p>165003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Gregorius /Kubis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Diaszek/ de Paryź</text:p>
          </table:table-cell>
          <table:table-cell office:value-type="string" calcext:value-type="string">
            <text:p>Anna /Mł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320" calcext:value-type="float">
            <text:p>1650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K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410" calcext:value-type="float">
            <text:p>165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/Sędzinski/</text:p>
          </table:table-cell>
          <table:table-cell office:value-type="string" calcext:value-type="string">
            <text:p>Helena /Pstrok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425" calcext:value-type="float">
            <text:p>1650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Margaretha filia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610" calcext:value-type="float">
            <text:p>165006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Zarzynski/ de Starężynek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612" calcext:value-type="float">
            <text:p>165006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Gregorius /Owczarz/</text:p>
          </table:table-cell>
          <table:table-cell office:value-type="string" calcext:value-type="string">
            <text:p>Reg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626" calcext:value-type="float">
            <text:p>165006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 /Gronos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703" calcext:value-type="float">
            <text:p>165007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/Gwid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Sus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731" calcext:value-type="float">
            <text:p>165007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Kwiś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Brechota/ de Międzylesie</text:p>
          </table:table-cell>
          <table:table-cell office:value-type="string" calcext:value-type="string">
            <text:p>An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915" calcext:value-type="float">
            <text:p>165009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ysostomus</text:p>
          </table:table-cell>
          <table:table-cell office:value-type="string" calcext:value-type="string">
            <text:p>Bartholomeus /Bu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928" calcext:value-type="float">
            <text:p>165009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Rip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Zagrodnik/ de Śielec</text:p>
          </table:table-cell>
          <table:table-cell office:value-type="string" calcext:value-type="string">
            <text:p>Hele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09" calcext:value-type="float">
            <text:p>165010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Eva /Głowczy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16" calcext:value-type="float">
            <text:p>165010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lignifaber</text:p>
          </table:table-cell>
          <table:table-cell office:value-type="string" calcext:value-type="string">
            <text:p>Anna /Skrzetu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16" calcext:value-type="float">
            <text:p>165010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de Śielec</text:p>
          </table:table-cell>
          <table:table-cell office:value-type="string" calcext:value-type="string">
            <text:p>Hele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17" calcext:value-type="float">
            <text:p>1650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Hedvigis /Garbal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204" calcext:value-type="float">
            <text:p>165012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de Śielec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219" calcext:value-type="float">
            <text:p>16501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115" calcext:value-type="float">
            <text:p>165101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Heyducz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Margaretha /G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528" calcext:value-type="float">
            <text:p>165105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yasek/ de Paryż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528" calcext:value-type="float">
            <text:p>165105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Volstinius/ rector de Juncewo</text:p>
          </table:table-cell>
          <table:table-cell office:value-type="string" calcext:value-type="string">
            <text:p>Sophia /Wal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626" calcext:value-type="float">
            <text:p>165106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0709" calcext:value-type="float">
            <text:p>165107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Markowski/</text:p>
          </table:table-cell>
          <table:table-cell office:value-type="string" calcext:value-type="string">
            <text:p>Dorothea /Tup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0903" calcext:value-type="float">
            <text:p>165109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Gawed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Anna /Mi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108" calcext:value-type="float">
            <text:p>1651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tabernator de Międzylesie</text:p>
          </table:table-cell>
          <table:table-cell office:value-type="string" calcext:value-type="string">
            <text:p>Anna /Piecho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204" calcext:value-type="float">
            <text:p>16511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Eva /Was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210" calcext:value-type="float">
            <text:p>1651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217" calcext:value-type="float">
            <text:p>165112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echota/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107" calcext:value-type="float">
            <text:p>1652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Midł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Susanna /Dyaskowa/ de Paryź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204" calcext:value-type="float">
            <text:p>165202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Bartholomeus /Bun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Ann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327" calcext:value-type="float">
            <text:p>165203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Walasie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Eva /Ba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328" calcext:value-type="float">
            <text:p>1652032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Kaczmarz/</text:p>
          </table:table-cell>
          <table:table-cell office:value-type="string" calcext:value-type="string">
            <text:p>Eva /Ba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407" calcext:value-type="float">
            <text:p>165204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anus /Moyski/ de Piotrkowice</text:p>
          </table:table-cell>
          <table:table-cell office:value-type="string" calcext:value-type="string">
            <text:p>Elizabeth /Pozdzies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526" calcext:value-type="float">
            <text:p>1652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acobus /Niech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/Pozdziech/ famulus de Paryż</text:p>
          </table:table-cell>
          <table:table-cell office:value-type="string" calcext:value-type="string">
            <text:p>Susanna /Dyaskowa/ de Paryź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530" calcext:value-type="float">
            <text:p>165205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Heydu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625" calcext:value-type="float">
            <text:p>165206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a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cianus /Moyski/ de Piotrkowice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721" calcext:value-type="float">
            <text:p>165207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Sophi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810" calcext:value-type="float">
            <text:p>1652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Helena /Ciesli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821" calcext:value-type="float">
            <text:p>165208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m /Adam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825" calcext:value-type="float">
            <text:p>1652082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 de Starężynek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0000" calcext:value-type="float">
            <text:p>165200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Zarz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Regina /Toch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0915" calcext:value-type="float">
            <text:p>1652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Susanna /Di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0922" calcext:value-type="float">
            <text:p>1652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Volstinius/ rector de Juncewo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020" calcext:value-type="float">
            <text:p>1652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mendicus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020" calcext:value-type="float">
            <text:p>1652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aspar ovili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tabernator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020" calcext:value-type="float">
            <text:p>165210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famulus de Śielec</text:p>
          </table:table-cell>
          <table:table-cell office:value-type="string" calcext:value-type="string">
            <text:p>Regina /Kasp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101" calcext:value-type="float">
            <text:p>165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Kubis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Złotnicki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130" calcext:value-type="float">
            <text:p>165211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auri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stinius/ rector de Juncewo</text:p>
          </table:table-cell>
          <table:table-cell office:value-type="string" calcext:value-type="string">
            <text:p>Susann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226" calcext:value-type="float">
            <text:p>165212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Ratai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/Volstinius/ rector scholae</text:p>
          </table:table-cell>
          <table:table-cell office:value-type="string" calcext:value-type="string">
            <text:p>Margaretha /Owczarze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227" calcext:value-type="float">
            <text:p>16521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etnius/ rector scholae</text:p>
          </table:table-cell>
          <table:table-cell office:value-type="string" calcext:value-type="string">
            <text:p>Regina /Mal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229" calcext:value-type="float">
            <text:p>1652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dreas /Kwiz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endicus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30105" calcext:value-type="float">
            <text:p>165301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Ko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30106" calcext:value-type="float">
            <text:p>165301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yasek/ de Paryż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30112" calcext:value-type="float">
            <text:p>165301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Krol/ de Śielec</text:p>
          </table:table-cell>
          <table:table-cell office:value-type="string" calcext:value-type="string">
            <text:p>Margaretha /Owczrze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000" calcext:value-type="float">
            <text:p>165300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 de Juncewo</text:p>
          </table:table-cell>
          <table:table-cell office:value-type="string" calcext:value-type="string">
            <text:p>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224" calcext:value-type="float">
            <text:p>1653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elstinius/ rector</text:p>
          </table:table-cell>
          <table:table-cell office:value-type="string" calcext:value-type="string">
            <text:p>Regina /Kasp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302" calcext:value-type="float">
            <text:p>165303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 /Rata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Margareth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525" calcext:value-type="float">
            <text:p>165305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id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Jabłonski/</text:p>
          </table:table-cell>
          <table:table-cell office:value-type="string" calcext:value-type="string">
            <text:p>Sus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722" calcext:value-type="float">
            <text:p>165307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a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817" calcext:value-type="float">
            <text:p>1653081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/Pilenig/ rector</text:p>
          </table:table-cell>
          <table:table-cell office:value-type="string" calcext:value-type="string">
            <text:p>Anna /Zarzyns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911" calcext:value-type="float">
            <text:p>165309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arcianus /Moys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errifaber</text:p>
          </table:table-cell>
          <table:table-cell office:value-type="string" calcext:value-type="string">
            <text:p>Anna /Rudnic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203" calcext:value-type="float">
            <text:p>165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cu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Ratay/ de Dąbrowa</text:p>
          </table:table-cell>
          <table:table-cell office:value-type="string" calcext:value-type="string">
            <text:p>Regina gosci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07" calcext:value-type="float">
            <text:p>165404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Orzelski/</text:p>
          </table:table-cell>
          <table:table-cell office:value-type="string" calcext:value-type="string">
            <text:p>Barbara /Niemciew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mendicus</text:p>
          </table:table-cell>
          <table:table-cell office:value-type="string" calcext:value-type="string">
            <text:p>Regin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lorianus /Spiączczyk/</text:p>
          </table:table-cell>
          <table:table-cell office:value-type="string" calcext:value-type="string">
            <text:p>Margaretha /Drią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ą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Gwid/</text:p>
          </table:table-cell>
          <table:table-cell office:value-type="string" calcext:value-type="string">
            <text:p>Sophia filia Christophori /Kroie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510" calcext:value-type="float">
            <text:p>1654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ilius rectoris</text:p>
          </table:table-cell>
          <table:table-cell office:value-type="string" calcext:value-type="string">
            <text:p>Margareth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531" calcext:value-type="float">
            <text:p>165405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531" calcext:value-type="float">
            <text:p>165405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braxator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614" calcext:value-type="float">
            <text:p>1654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Omglat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 /Kroikowicz/ de Juncewo</text:p>
          </table:table-cell>
          <table:table-cell office:value-type="string" calcext:value-type="string">
            <text:p>Agnes /Krol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714" calcext:value-type="float">
            <text:p>165407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812" calcext:value-type="float">
            <text:p>165408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ierzw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41013" calcext:value-type="float">
            <text:p>165410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Heydu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41121" calcext:value-type="float">
            <text:p>1654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o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acz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41203" calcext:value-type="float">
            <text:p>16541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106" calcext:value-type="float">
            <text:p>165501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Elizabeth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212" calcext:value-type="float">
            <text:p>165502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Żłotnicki/</text:p>
          </table:table-cell>
          <table:table-cell office:value-type="string" calcext:value-type="string">
            <text:p>Marianna uxor ovilionis de Mini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212" calcext:value-type="float">
            <text:p>165502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Gregorius ovilio </text:p>
          </table:table-cell>
          <table:table-cell office:value-type="string" calcext:value-type="string">
            <text:p>Catharina de Międzylesie</text:p>
          </table:table-cell>
          <table:table-cell/>
          <table:table-cell office:value-type="string" calcext:value-type="string">
            <text:p>filium obscurorum parent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221" calcext:value-type="float">
            <text:p>16550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dreas /Garbal/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331" calcext:value-type="float">
            <text:p>1655033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 /W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419" calcext:value-type="float">
            <text:p>165504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anus /Moys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anislaus braxator de Piotrkowice</text:p>
          </table:table-cell>
          <table:table-cell office:value-type="string" calcext:value-type="string">
            <text:p>Elizabeth /Pożdzies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509" calcext:value-type="float">
            <text:p>1655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Małec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Elizabeth /Pozdzies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521" calcext:value-type="float">
            <text:p>1655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regorius /T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Dorothea /Spaczczyka/ de Żni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523" calcext:value-type="float">
            <text:p>165505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Starężynek</text:p>
          </table:table-cell>
          <table:table-cell office:value-type="string" calcext:value-type="string">
            <text:p>Catharina /Hade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610" calcext:value-type="float">
            <text:p>165506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/Zarz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Drya/ de Juncewo</text:p>
          </table:table-cell>
          <table:table-cell office:value-type="string" calcext:value-type="string">
            <text:p>Regina /Toch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50613" calcext:value-type="float">
            <text:p>1655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 /Kroykowicz/</text:p>
          </table:table-cell>
          <table:table-cell office:value-type="string" calcext:value-type="string">
            <text:p>Regina /Kasp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50926" calcext:value-type="float">
            <text:p>16550926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Gaca/</text:p>
          </table:table-cell>
          <table:table-cell office:value-type="string" calcext:value-type="string">
            <text:p>Dorothea /Draskowna/</text:p>
          </table:table-cell>
          <table:table-cell office:value-type="string" calcext:value-type="string">
            <text:p>Jacobus ovilio de Obiecanowo</text:p>
          </table:table-cell>
          <table:table-cell office:value-type="string" calcext:value-type="string">
            <text:p>Hedvigis /Mni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000" calcext:value-type="float">
            <text:p>16560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320" calcext:value-type="float">
            <text:p>1656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 /Sobiesczyk/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411" calcext:value-type="float">
            <text:p>165604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braxator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425" calcext:value-type="float">
            <text:p>165604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dreas /Kwiz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 /Piechocik/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508" calcext:value-type="float">
            <text:p>165605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ydu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628" calcext:value-type="float">
            <text:p>165606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Kroikowicz/</text:p>
          </table:table-cell>
          <table:table-cell office:value-type="string" calcext:value-type="string">
            <text:p>Dorothea /Spią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730" calcext:value-type="float">
            <text:p>165607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ą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730" calcext:value-type="float">
            <text:p>1656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121" calcext:value-type="float">
            <text:p>16570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Albertus agricola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325" calcext:value-type="float">
            <text:p>165703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iaszak/ de Paryż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419" calcext:value-type="float">
            <text:p>1657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Gaspar /Galecki/</text:p>
          </table:table-cell>
          <table:table-cell office:value-type="string" calcext:value-type="string">
            <text:p>Hedvigis /Wolska/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519" calcext:value-type="float">
            <text:p>165705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hristophor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parobek</text:p>
          </table:table-cell>
          <table:table-cell office:value-type="string" calcext:value-type="string">
            <text:p>Lucia /Skot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319" calcext:value-type="float">
            <text:p>165703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sephus cmeto</text:p>
          </table:table-cell>
          <table:table-cell office:value-type="string" calcext:value-type="string">
            <text:p>Marianna filia ovilioni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712" calcext:value-type="float">
            <text:p>1657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Kaczmar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715" calcext:value-type="float">
            <text:p>165707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Seyduk/</text:p>
          </table:table-cell>
          <table:table-cell office:value-type="string" calcext:value-type="string">
            <text:p>Cathar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715" calcext:value-type="float">
            <text:p>1657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Albertus</text:p>
          </table:table-cell>
          <table:table-cell office:value-type="string" calcext:value-type="string">
            <text:p>Andreas /Czerekwicki/</text:p>
          </table:table-cell>
          <table:table-cell office:value-type="string" calcext:value-type="string">
            <text:p>Catharina /Kotarska/</text:p>
          </table:table-cell>
          <table:table-cell office:value-type="string" calcext:value-type="string">
            <text:p>Joannes /Padniewski/</text:p>
          </table:table-cell>
          <table:table-cell office:value-type="string" calcext:value-type="string">
            <text:p>Anna /Trzynska/ de Czerekwicz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815" calcext:value-type="float">
            <text:p>165708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Nie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egoski/ nobilis</text:p>
          </table:table-cell>
          <table:table-cell office:value-type="string" calcext:value-type="string">
            <text:p>Dorothea /Deas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906" calcext:value-type="float">
            <text:p>165709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Valentinus /Vałganowski/ famulus aulae illegitimate</text:p>
          </table:table-cell>
          <table:table-cell office:value-type="string" calcext:value-type="string">
            <text:p>Regina filia molendinatori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906" calcext:value-type="float">
            <text:p>165709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Andreas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Rastor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07" calcext:value-type="float">
            <text:p>165710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07" calcext:value-type="float">
            <text:p>165710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Rayski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Gertrudis młyna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07" calcext:value-type="float">
            <text:p>165710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annes villicus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Catharina /Curchnieska/ nobilis</text:p>
          </table:table-cell>
          <table:table-cell/>
          <table:table-cell office:value-type="string" calcext:value-type="string">
            <text:p>big long bit of polish where mother’s name should b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28" calcext:value-type="float">
            <text:p>165710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Kro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71124" calcext:value-type="float">
            <text:p>165711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table:number-columns-repeated="2" office:value-type="string" calcext:value-type="string">
            <text:p>illegible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120" calcext:value-type="float">
            <text:p>1658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thias /Jakube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 cmeto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121" calcext:value-type="float">
            <text:p>16580121</text:p>
          </table:table-cell>
          <table:table-cell office:value-type="string" calcext:value-type="string">
            <text:p>Tar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rtin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ystophorus /Krawiecki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202" calcext:value-type="float">
            <text:p>1658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Maśtak/ 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Zołeski/ rector scholae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312" calcext:value-type="float">
            <text:p>1658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owalski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406" calcext:value-type="float">
            <text:p>165804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Krol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ystophorus rector scholae sar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408" calcext:value-type="float">
            <text:p>1658040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Chrystophorus sartor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602" calcext:value-type="float">
            <text:p>165806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Brykiź/ hortulani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Sophi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630" calcext:value-type="float">
            <text:p>165806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Anna /Piecho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704" calcext:value-type="float">
            <text:p>165807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hortulan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Anna /Rudn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728" calcext:value-type="float">
            <text:p>165807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 /Fesur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iechocik/ de Międzylesie</text:p>
          </table:table-cell>
          <table:table-cell office:value-type="string" calcext:value-type="string">
            <text:p>Margaretha /Oleyn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4" calcext:value-type="float">
            <text:p>165808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oik/ sartor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Ranunski/ nobilis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4" calcext:value-type="float">
            <text:p>165808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sar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ovilio de Podovice</text:p>
          </table:table-cell>
          <table:table-cell office:value-type="string" calcext:value-type="string">
            <text:p>Agne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avuła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Cerokni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Cucharski/ nobili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18" calcext:value-type="float">
            <text:p>1658081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ichael /Pavaprin/ cmeto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thias /Toch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1129" calcext:value-type="float">
            <text:p>1658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encoslaus miles caesarianus 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Złomicz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01" calcext:value-type="float">
            <text:p>165902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/Kmoch/</text:p>
          </table:table-cell>
          <table:table-cell office:value-type="string" calcext:value-type="string">
            <text:p>Regina /Jancodnov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09" calcext:value-type="float">
            <text:p>1659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ovilio de Dąbrowa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13" calcext:value-type="float">
            <text:p>1659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Catharina /Carekv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309" calcext:value-type="float">
            <text:p>165903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Catharina /Chadalov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00" calcext:value-type="float">
            <text:p>1659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Valentinus ovilio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01" calcext:value-type="float">
            <text:p>1659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Anna /Rudnu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26" calcext:value-type="float">
            <text:p>1659032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ucas /Krzymonorz/</text:p>
          </table:table-cell>
          <table:table-cell office:value-type="string" calcext:value-type="string">
            <text:p>Anna</text:p>
          </table:table-cell>
          <table:table-cell table:style-name="ce2" office:value-type="string" calcext:value-type="string">
            <text:p>Joannes /Mataeski/</text:p>
          </table:table-cell>
          <table:table-cell office:value-type="string" calcext:value-type="string">
            <text:p>Elizabeth /Kucha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410" calcext:value-type="float">
            <text:p>1659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Kubae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427" calcext:value-type="float">
            <text:p>165904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animski/ nobilis</text:p>
          </table:table-cell>
          <table:table-cell office:value-type="string" calcext:value-type="string">
            <text:p>Anna /Korm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01" calcext:value-type="float">
            <text:p>1659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chnus /Medzalawski/ nobilis</text:p>
          </table:table-cell>
          <table:table-cell office:value-type="string" calcext:value-type="string">
            <text:p>Dorothea /Barczykovska/</text:p>
          </table:table-cell>
          <table:table-cell office:value-type="string" calcext:value-type="string">
            <text:p>Joannes /Padniawski/ nobilis</text:p>
          </table:table-cell>
          <table:table-cell office:value-type="string" calcext:value-type="string">
            <text:p>Elizabeth /Tuhbowska/ nee /Padiev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01" calcext:value-type="float">
            <text:p>1659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/Kroik/ rector scholae</text:p>
          </table:table-cell>
          <table:table-cell office:value-type="string" calcext:value-type="string">
            <text:p>Catharina /Ivanov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19" calcext:value-type="float">
            <text:p>1659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ystophorus /Kroik/ rector scholae</text:p>
          </table:table-cell>
          <table:table-cell office:value-type="string" calcext:value-type="string">
            <text:p>Catharina /Ivanov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914" calcext:value-type="float">
            <text:p>165909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oannes /Warycha/ famulus de au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ystophorus tabernator</text:p>
          </table:table-cell>
          <table:table-cell office:value-type="string" calcext:value-type="string">
            <text:p>Dorothea /Modsad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122" calcext:value-type="float">
            <text:p>165911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Cialą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adnuirz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hrystina</text:p>
          </table:table-cell>
          <table:table-cell office:value-type="string" calcext:value-type="string">
            <text:p>Andreas /Maha/</text:p>
          </table:table-cell>
          <table:table-cell office:value-type="string" calcext:value-type="string">
            <text:p>Sophia /Vnylat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Maha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hawnus illegitimate</text:p>
          </table:table-cell>
          <table:table-cell office:value-type="string" calcext:value-type="string">
            <text:p>Agnes /Kuszovna/</text:p>
          </table:table-cell>
          <table:table-cell office:value-type="string" calcext:value-type="string">
            <text:p>Georgius /Kovali/ pater matris</text:p>
          </table:table-cell>
          <table:table-cell office:value-type="string" calcext:value-type="string">
            <text:p>Jo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591215" calcext:value-type="float">
            <text:p>1659121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Faradyn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Kumiak/</text:p>
          </table:table-cell>
          <table:table-cell office:value-type="string" calcext:value-type="string">
            <text:p>Dorothea /Par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100" calcext:value-type="float">
            <text:p>1660010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Mataeski/ nobilis</text:p>
          </table:table-cell>
          <table:table-cell office:value-type="string" calcext:value-type="string">
            <text:p>Magdalena /Leykmorana/</text:p>
          </table:table-cell>
          <table:table-cell office:value-type="string" calcext:value-type="string">
            <text:p>Adamus /Kroik/ sartor de Juncewo</text:p>
          </table:table-cell>
          <table:table-cell office:value-type="string" calcext:value-type="string">
            <text:p>Marianna /Cich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100" calcext:value-type="float">
            <text:p>1660010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anislaus /Ovesarz/</text:p>
          </table:table-cell>
          <table:table-cell office:value-type="string" calcext:value-type="string">
            <text:p>Dorothea /Kuszovna/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201" calcext:value-type="float">
            <text:p>1660020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225" calcext:value-type="float">
            <text:p>166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abriel ovilio</text:p>
          </table:table-cell>
          <table:table-cell office:value-type="string" calcext:value-type="string">
            <text:p>Joanna 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314" calcext:value-type="float">
            <text:p>166003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Jakob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314" calcext:value-type="float">
            <text:p>166003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ojeski/</text:p>
          </table:table-cell>
          <table:table-cell office:value-type="string" calcext:value-type="string">
            <text:p>Jo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06" calcext:value-type="float">
            <text:p>166005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17" calcext:value-type="float">
            <text:p>1660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łoy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Lucia /Oley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18" calcext:value-type="float">
            <text:p>166005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601" calcext:value-type="float">
            <text:p>166006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Dambrowski/ illegitimate</text:p>
          </table:table-cell>
          <table:table-cell office:value-type="string" calcext:value-type="string">
            <text:p>Agnes /Juncewna/</text:p>
          </table:table-cell>
          <table:table-cell office:value-type="string" calcext:value-type="string">
            <text:p>Jacobus /Kubaski/</text:p>
          </table:table-cell>
          <table:table-cell office:value-type="string" calcext:value-type="string">
            <text:p>Marianna /Ovesarlov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0704" calcext:value-type="float">
            <text:p>166007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0711" calcext:value-type="float">
            <text:p>166007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ual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007" calcext:value-type="float">
            <text:p>1660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 hortul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bianus /Maiawski/</text:p>
          </table:table-cell>
          <table:table-cell office:value-type="string" calcext:value-type="string">
            <text:p>Soph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014" calcext:value-type="float">
            <text:p>166010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lbertus /Domagała/</text:p>
          </table:table-cell>
          <table:table-cell office:value-type="string" calcext:value-type="string">
            <text:p>Anna /Byantowna/</text:p>
          </table:table-cell>
          <table:table-cell office:value-type="string" calcext:value-type="string">
            <text:p>Albertus /Kaninski/</text:p>
          </table:table-cell>
          <table:table-cell office:value-type="string" calcext:value-type="string">
            <text:p>Regina /Posdnachown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107" calcext:value-type="float">
            <text:p>16601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Walah/ mendicus</text:p>
          </table:table-cell>
          <table:table-cell office:value-type="string" calcext:value-type="string">
            <text:p>Anna /Bart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130" calcext:value-type="float">
            <text:p>16601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Anna /Rudnicka/</text:p>
          </table:table-cell>
          <table:table-cell/>
          <table:table-cell office:value-type="string" calcext:value-type="string">
            <text:p>date seems to be “ultima 9ber”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207" calcext:value-type="float">
            <text:p>16601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rector scholae</text:p>
          </table:table-cell>
          <table:table-cell office:value-type="string" calcext:value-type="string">
            <text:p>Anna /Rudnicka/</text:p>
          </table:table-cell>
          <table:table-cell/>
          <table:table-cell office:value-type="string" calcext:value-type="string">
            <text:p>twins? unclea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207" calcext:value-type="float">
            <text:p>16601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NIcolaus /Pipa/</text:p>
          </table:table-cell>
          <table:table-cell office:value-type="string" calcext:value-type="string">
            <text:p>Łucia /Moyska/ de Piotrkowice</text:p>
          </table:table-cell>
          <table:table-cell/>
          <table:table-cell office:value-type="string" calcext:value-type="string">
            <text:p>twins? unclea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10320" calcext:value-type="float">
            <text:p>166103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Regina /Garstowa/ de Włosk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10508" calcext:value-type="float">
            <text:p>166105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Ivanov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0807" calcext:value-type="float">
            <text:p>166108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/Powarski/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abianus /Maiawski/</text:p>
          </table:table-cell>
          <table:table-cell office:value-type="string" calcext:value-type="string">
            <text:p>Barbara /Rulas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010" calcext:value-type="float">
            <text:p>1661101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ucas /Arzuonor/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023" calcext:value-type="float">
            <text:p>166110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bertus /Oleyn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/Piachota/</text:p>
          </table:table-cell>
          <table:table-cell office:value-type="string" calcext:value-type="string">
            <text:p>Regina /Kanoni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104" calcext:value-type="float">
            <text:p>1661110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dreas /Kanimski/ nobilis</text:p>
          </table:table-cell>
          <table:table-cell office:value-type="string" calcext:value-type="string">
            <text:p>Catharina /Cuchar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Vałkan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Kubai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Barbara /Hoisa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hortul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01" calcext:value-type="float">
            <text:p>166201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16" calcext:value-type="float">
            <text:p>166201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Uyp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PIachola/</text:p>
          </table:table-cell>
          <table:table-cell office:value-type="string" calcext:value-type="string">
            <text:p>Regina /Kanonicz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22" calcext:value-type="float">
            <text:p>166201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lbertus /Kro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errifaber de Piotrkowice</text:p>
          </table:table-cell>
          <table:table-cell office:value-type="string" calcext:value-type="string">
            <text:p>Agnes goscina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01" calcext:value-type="float">
            <text:p>1662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ichael /Bunia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12" calcext:value-type="float">
            <text:p>166203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rol/ cmeto de Paryż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20" calcext:value-type="float">
            <text:p>1662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Regina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518" calcext:value-type="float">
            <text:p>1662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Barbara /Haldzan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605" calcext:value-type="float">
            <text:p>166206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cas /Dambr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Nonka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910" calcext:value-type="float">
            <text:p>1662091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illegibl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łek/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914" calcext:value-type="float">
            <text:p>166209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aurentius /Vasi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Hrapski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1026" calcext:value-type="float">
            <text:p>166210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Cioly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roik/ sartor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30102" calcext:value-type="float">
            <text:p>1663010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/Pilaris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cmeto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30128" calcext:value-type="float">
            <text:p>166301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 /Piachovin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Jakobow/ cmeto de Międzylesi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315" calcext:value-type="float">
            <text:p>1663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Maus/ famulus</text:p>
          </table:table-cell>
          <table:table-cell office:value-type="string" calcext:value-type="string">
            <text:p>Hedvigis cme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04" calcext:value-type="float">
            <text:p>1663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Kanoni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Lucia /Oleyni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06" calcext:value-type="float">
            <text:p>166305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Żgid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16" calcext:value-type="float">
            <text:p>166305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molitor defunc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anowski/ cmeto de Międzylesie</text:p>
          </table:table-cell>
          <table:table-cell office:value-type="string" calcext:value-type="string">
            <text:p>Lucia /Oley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20" calcext:value-type="float">
            <text:p>166305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raga</text:p>
          </table:table-cell>
          <table:table-cell office:value-type="string" calcext:value-type="string">
            <text:p>Stanislaus /Gah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Złotnicki/</text:p>
          </table:table-cell>
          <table:table-cell office:value-type="string" calcext:value-type="string">
            <text:p>Barbara /Złotnicka/ consors Adam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10" calcext:value-type="float">
            <text:p>166306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ryli/ agricola</text:p>
          </table:table-cell>
          <table:table-cell office:value-type="string" calcext:value-type="string">
            <text:p>Sabina /Bubaczowna/</text:p>
          </table:table-cell>
          <table:table-cell office:value-type="string" calcext:value-type="string">
            <text:p>Thomas /Dobrawski/ de Śielec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10" calcext:value-type="float">
            <text:p>166306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Uartidapin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Anna paup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26" calcext:value-type="float">
            <text:p>16630626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illegible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721" calcext:value-type="float">
            <text:p>166307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Cro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inostowski/</text:p>
          </table:table-cell>
          <table:table-cell office:value-type="string" calcext:value-type="string">
            <text:p>Agnes de Radziorow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824" calcext:value-type="float">
            <text:p>1663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ctor schola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0903" calcext:value-type="float">
            <text:p>166309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simir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ystophorus rector</text:p>
          </table:table-cell>
          <table:table-cell office:value-type="string" calcext:value-type="string">
            <text:p>/Rudnicka/ virgo nobilis</text:p>
          </table:table-cell>
          <table:table-cell/>
          <table:table-cell office:value-type="string" calcext:value-type="string">
            <text:p>crossed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0930" calcext:value-type="float">
            <text:p>166309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Piocki/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007" calcext:value-type="float">
            <text:p>166310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/Kon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rector</text:p>
          </table:table-cell>
          <table:table-cell office:value-type="string" calcext:value-type="string">
            <text:p>Regina /Konę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014" calcext:value-type="float">
            <text:p>166310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oik/ sartor</text:p>
          </table:table-cell>
          <table:table-cell office:value-type="string" calcext:value-type="string">
            <text:p>Margareth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2" calcext:value-type="float">
            <text:p>1663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Topol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Dorothea /Par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3" calcext:value-type="float">
            <text:p>1663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hortula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Piachota/</text:p>
          </table:table-cell>
          <table:table-cell office:value-type="string" calcext:value-type="string">
            <text:p>Regina paup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3" calcext:value-type="float">
            <text:p>166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 /Kroik/ sar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ak/ cmeto de Międzylesi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10" calcext:value-type="float">
            <text:p>1663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Wasi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gnes /Dam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202" calcext:value-type="float">
            <text:p>16631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Nicolaus /Pynia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Złotnicki/</text:p>
          </table:table-cell>
          <table:table-cell office:value-type="string" calcext:value-type="string">
            <text:p>Luci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2" calcext:value-type="float">
            <text:p>1663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Valentinus /Valkanov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eorgius pauper</text:p>
          </table:table-cell>
          <table:table-cell office:value-type="string" calcext:value-type="string">
            <text:p>Sophia /Ros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2" calcext:value-type="float">
            <text:p>1663121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Dorothea</text:p>
          </table:table-cell>
          <table:table-cell table:style-name="ce2" office:value-type="string" calcext:value-type="string">
            <text:p>Joannes /Pawełe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6" calcext:value-type="float">
            <text:p>1663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Moyski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120" calcext:value-type="float">
            <text:p>166401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mendicans</text:p>
          </table:table-cell>
          <table:table-cell office:value-type="string" calcext:value-type="string">
            <text:p>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Gabinus /Złotnicki/</text:p>
          </table:table-cell>
          <table:table-cell office:value-type="string" calcext:value-type="string">
            <text:p>Barbara /Zł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sephus /Garba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06" calcext:value-type="float">
            <text:p>1664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Regina /Kanoniczka/ cmeton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06" calcext:value-type="float">
            <text:p>166403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Iwan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Złotnicki/</text:p>
          </table:table-cell>
          <table:table-cell office:value-type="string" calcext:value-type="string">
            <text:p>Catharina /Tareka/ alias /Łochy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20" calcext:value-type="float">
            <text:p>1664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Praczvich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Regina /Kanoniczka/ cmeton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23" calcext:value-type="float">
            <text:p>166403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 /Hade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09" calcext:value-type="float">
            <text:p>166405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09" calcext:value-type="float">
            <text:p>1664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Dombrowski/ taberna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10" calcext:value-type="float">
            <text:p>1664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damus /Panek/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10" calcext:value-type="float">
            <text:p>1664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Kroy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Regina /Li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508" calcext:value-type="float">
            <text:p>166405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Joannes /Hayduk/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ansnik/ cmeto</text:p>
          </table:table-cell>
          <table:table-cell office:value-type="string" calcext:value-type="string">
            <text:p>Catharina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22" calcext:value-type="float">
            <text:p>166406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Top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Anna /Golesa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30" calcext:value-type="float">
            <text:p>166406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Anna uxor ovilionis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30" calcext:value-type="float">
            <text:p>1664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mglab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Sophia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727" calcext:value-type="float">
            <text:p>166407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ałak/</text:p>
          </table:table-cell>
          <table:table-cell office:value-type="string" calcext:value-type="string">
            <text:p>Catharina /Michał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727" calcext:value-type="float">
            <text:p>166407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Piotrowski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01" calcext:value-type="float">
            <text:p>166409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Uypych/ cmet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Catharina /Piachoa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14" calcext:value-type="float">
            <text:p>1664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21" calcext:value-type="float">
            <text:p>166409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Jakube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Dorothea młyna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011" calcext:value-type="float">
            <text:p>166410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pauper</text:p>
          </table:table-cell>
          <table:table-cell office:value-type="string" calcext:value-type="string">
            <text:p>Alis /Rudnicki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028" calcext:value-type="float">
            <text:p>166410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123" calcext:value-type="float">
            <text:p>1664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ferri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Posdniak/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212" calcext:value-type="float">
            <text:p>166412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Thomas /Thoma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Joanna 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221" calcext:value-type="float">
            <text:p>1664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Fisur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Lucia /Oleyniczka/ de Międzyles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202" calcext:value-type="float">
            <text:p>1665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Lapn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oik/ sartor</text:p>
          </table:table-cell>
          <table:table-cell office:value-type="string" calcext:value-type="string">
            <text:p>Margaretha /Dias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202" calcext:value-type="float">
            <text:p>1665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Lucia /Olapa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312" calcext:value-type="float">
            <text:p>166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Agnes /Bart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406" calcext:value-type="float">
            <text:p>166504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pauper de Juncewo</text:p>
          </table:table-cell>
          <table:table-cell office:value-type="string" calcext:value-type="string">
            <text:p>Catharina /Usma/ de Damasławek</text:p>
          </table:table-cell>
          <table:table-cell/>
          <table:table-cell office:value-type="string" calcext:value-type="string">
            <text:p>it looks to me like the pastor died about here; there are a few scattered entries following that do not contain sufficient information to record a baptis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407" calcext:value-type="float">
            <text:p>16650407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/Kroik/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809" calcext:value-type="float">
            <text:p>166508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Dorothe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824" calcext:value-type="float">
            <text:p>1665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damus /O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/Łonzynski/</text:p>
          </table:table-cell>
          <table:table-cell office:value-type="string" calcext:value-type="string">
            <text:p>Anna /Ra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1216" calcext:value-type="float">
            <text:p>1665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 /Porh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60108" calcext:value-type="float">
            <text:p>16660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pauper de Juncewo</text:p>
          </table:table-cell>
          <table:table-cell office:value-type="string" calcext:value-type="string">
            <text:p>Agnes de Dąbrowa uxor Bartholome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60110" calcext:value-type="float">
            <text:p>16660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Kaczma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Susanna /Dja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126" calcext:value-type="float">
            <text:p>166601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Top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127" calcext:value-type="float">
            <text:p>166601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Ratay/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Adamus /Krawicki/ de Juncewo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228" calcext:value-type="float">
            <text:p>166602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Kubisz/ hortul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 de Juncewo</text:p>
          </table:table-cell>
          <table:table-cell office:value-type="string" calcext:value-type="string">
            <text:p>Cathar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228" calcext:value-type="float">
            <text:p>166602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/Powiatek/ de Nadborowo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19" calcext:value-type="float">
            <text:p>166603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iepł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 de Juncewo</text:p>
          </table:table-cell>
          <table:table-cell office:value-type="string" calcext:value-type="string">
            <text:p>Catharina fam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21" calcext:value-type="float">
            <text:p>1666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ovili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28" calcext:value-type="float">
            <text:p>166603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418" calcext:value-type="float">
            <text:p>166604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Dąbrowski/ famulus</text:p>
          </table:table-cell>
          <table:table-cell office:value-type="string" calcext:value-type="string">
            <text:p>Soph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419" calcext:value-type="float">
            <text:p>1666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Joan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02" calcext:value-type="float">
            <text:p>166605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awronski/</text:p>
          </table:table-cell>
          <table:table-cell office:value-type="string" calcext:value-type="string">
            <text:p>Ev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09" calcext:value-type="float">
            <text:p>166605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Waczy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braxator de Śielec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30" calcext:value-type="float">
            <text:p>166605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613" calcext:value-type="float">
            <text:p>166606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 /Wasko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vet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704" calcext:value-type="float">
            <text:p>1666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Kował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17" calcext:value-type="float">
            <text:p>166608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pia/ de Juncewo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20" calcext:value-type="float">
            <text:p>166608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Bona/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de Śielec</text:p>
          </table:table-cell>
          <table:table-cell office:value-type="string" calcext:value-type="string">
            <text:p>Regina /Nop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29" calcext:value-type="float">
            <text:p>166608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Piah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914" calcext:value-type="float">
            <text:p>1666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Marianna /Biernacka/ virgo nobilis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926" calcext:value-type="float">
            <text:p>166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Nicolaus /Piyn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003" calcext:value-type="float">
            <text:p>1666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017" calcext:value-type="float">
            <text:p>1666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Marianna /Biernac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08" calcext:value-type="float">
            <text:p>1666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onia famula</text:p>
          </table:table-cell>
          <table:table-cell office:value-type="string" calcext:value-type="string">
            <text:p>Stanislaus de Juncewo</text:p>
          </table:table-cell>
          <table:table-cell office:value-type="string" calcext:value-type="string">
            <text:p>Hedvigis de Piotrkowice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08" calcext:value-type="float">
            <text:p>1666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onia famula</text:p>
          </table:table-cell>
          <table:table-cell office:value-type="string" calcext:value-type="string">
            <text:p>Stanislaus de Juncewo</text:p>
          </table:table-cell>
          <table:table-cell office:value-type="string" calcext:value-type="string">
            <text:p>Hedvigis de Piotrkowice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29" calcext:value-type="float">
            <text:p>166611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sephus /Snobał/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Catharina /Bienacka/ hospit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70213" calcext:value-type="float">
            <text:p>166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Kow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70220" calcext:value-type="float">
            <text:p>16670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rector scholae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225" calcext:value-type="float">
            <text:p>1667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ophil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uxor Simonis vetuli paupe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312" calcext:value-type="float">
            <text:p>1667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Sophia /Piech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2" calcext:value-type="float">
            <text:p>166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de Piotrkowice</text:p>
          </table:table-cell>
          <table:table-cell office:value-type="string" calcext:value-type="string">
            <text:p>Marianna 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7" calcext:value-type="float">
            <text:p>166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berius Joannes</text:p>
          </table:table-cell>
          <table:table-cell office:value-type="string" calcext:value-type="string">
            <text:p>Adamus /Żlotnicki/</text:p>
          </table:table-cell>
          <table:table-cell office:value-type="string" calcext:value-type="string">
            <text:p>Barbara /Nierowska/</text:p>
          </table:table-cell>
          <table:table-cell office:value-type="string" calcext:value-type="string">
            <text:p>Albertus /Cuchnoski/ de Starężyn</text:p>
          </table:table-cell>
          <table:table-cell office:value-type="string" calcext:value-type="string">
            <text:p>Marianna /Borygano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7" calcext:value-type="float">
            <text:p>166704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omitted młynarz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Marianna /Biernacka/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25" calcext:value-type="float">
            <text:p>1667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 /Krawc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510" calcext:value-type="float">
            <text:p>166705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auriga curiae</text:p>
          </table:table-cell>
          <table:table-cell office:value-type="string" calcext:value-type="string">
            <text:p>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821" calcext:value-type="float">
            <text:p>166708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Agnes tabernatrix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828" calcext:value-type="float">
            <text:p>166708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914" calcext:value-type="float">
            <text:p>166709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1016" calcext:value-type="float">
            <text:p>1667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 /Valkanov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Marianna /Biernacka/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71113" calcext:value-type="float">
            <text:p>1667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de Juncewo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71204" calcext:value-type="float">
            <text:p>16671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Hedvigis ekemosynaria de Koziels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320" calcext:value-type="float">
            <text:p>166803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chim</text:p>
          </table:table-cell>
          <table:table-cell office:value-type="string" calcext:value-type="string">
            <text:p>Adamus /Żlotnic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Karwowski/ de Nadborowko</text:p>
          </table:table-cell>
          <table:table-cell office:value-type="string" calcext:value-type="string">
            <text:p>Elizabeth /Żberkows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10" calcext:value-type="float">
            <text:p>1668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łganowski/ de Damasławek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15" calcext:value-type="float">
            <text:p>1668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Jarac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Lucia /Jechowa/ nata /Oley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25" calcext:value-type="float">
            <text:p>1668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famulus de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Regina /Dzasikown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626" calcext:value-type="float">
            <text:p>16680626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Anna ancilla ex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805" calcext:value-type="float">
            <text:p>166808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Wasko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818" calcext:value-type="float">
            <text:p>166808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damus /Kroiek/ semicolo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rzybysz/ inquilinus de Juncewo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Topol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hristophorus rector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/Iwano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Gregori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/Garb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18" calcext:value-type="float">
            <text:p>166809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osnik/ de Wagrowiec</text:p>
          </table:table-cell>
          <table:table-cell office:value-type="string" calcext:value-type="string">
            <text:p>Marianna /Szymanowa/ alias /Dua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14" calcext:value-type="float">
            <text:p>166810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meth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</text:p>
          </table:table-cell>
          <table:table-cell office:value-type="string" calcext:value-type="string">
            <text:p>Agne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17" calcext:value-type="float">
            <text:p>166810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tinus ferri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/Iwanowa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28" calcext:value-type="float">
            <text:p>166810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 sartor de Juncewo</text:p>
          </table:table-cell>
          <table:table-cell office:value-type="string" calcext:value-type="string">
            <text:p>An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28" calcext:value-type="float">
            <text:p>166810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uca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Sadelczyk/</text:p>
          </table:table-cell>
          <table:table-cell table:style-name="ce2" office:value-type="string" calcext:value-type="string">
            <text:p>Regina /Kanonniczka/ de Międzylesi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112" calcext:value-type="float">
            <text:p>16681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Gracz/</text:p>
          </table:table-cell>
          <table:table-cell office:value-type="string" calcext:value-type="string">
            <text:p>Reg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227" calcext:value-type="float">
            <text:p>16681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90108" calcext:value-type="float">
            <text:p>166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Stanislaus /Malę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rzelski/</text:p>
          </table:table-cell>
          <table:table-cell office:value-type="string" calcext:value-type="string">
            <text:p>/Łoczynska/ de Śielec</text:p>
          </table:table-cell>
          <table:table-cell/>
          <table:table-cell office:value-type="string" calcext:value-type="string">
            <text:p>in domo privata ob debilitatum infantis supranoaty(?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120" calcext:value-type="float">
            <text:p>1669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Lucas /Hajdu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Marianna /Włod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04" calcext:value-type="float">
            <text:p>16690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damus /Kwidziarz/ cmeto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de Międzylesie</text:p>
          </table:table-cell>
          <table:table-cell office:value-type="string" calcext:value-type="string">
            <text:p>Marianna /Cypys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0" calcext:value-type="float">
            <text:p>1669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 sartor de Juncewo</text:p>
          </table:table-cell>
          <table:table-cell office:value-type="string" calcext:value-type="string">
            <text:p>Dorothe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7" calcext:value-type="float">
            <text:p>166902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famulus in aula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Ev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arzęds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Naczisławski/ de Juncewo</text:p>
          </table:table-cell>
          <table:table-cell office:value-type="string" calcext:value-type="string">
            <text:p>Anna /Łoch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 de Śielec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imon dziad de Juncewo</text:p>
          </table:table-cell>
          <table:table-cell office:value-type="string" calcext:value-type="string">
            <text:p>Regina uxor sar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/Zagrodnik/ de Starężyn</text:p>
          </table:table-cell>
          <table:table-cell office:value-type="string" calcext:value-type="string">
            <text:p>Margaretha vet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09" calcext:value-type="float">
            <text:p>166906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ibura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Elizabeth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Garba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ianus ovilio</text:p>
          </table:table-cell>
          <table:table-cell office:value-type="string" calcext:value-type="string">
            <text:p>Re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25673" calcext:value-type="float">
            <text:p>2125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07" calcext:value-type="float">
            <text:p>166907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Rein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21" calcext:value-type="float">
            <text:p>166907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04" calcext:value-type="float">
            <text:p>166908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Hei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0" calcext:value-type="float">
            <text:p>1669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ina /Adamowa/ alias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/Gork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Włod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25" calcext:value-type="float">
            <text:p>1669082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lbertus /Kadziel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908" calcext:value-type="float">
            <text:p>166909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regorius /Kaczma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Dąbrowski/</text:p>
          </table:table-cell>
          <table:table-cell office:value-type="string" calcext:value-type="string">
            <text:p>Catharina /M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3" calcext:value-type="float">
            <text:p>166910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Rata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6" calcext:value-type="float">
            <text:p>1669101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aczmarz/ alias /Kozi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Regina /Nad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Catharina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113" calcext:value-type="float">
            <text:p>167001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Dias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202" calcext:value-type="float">
            <text:p>1670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Luca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Kanow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2" calcext:value-type="float">
            <text:p>167002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J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uxor sartoris Adam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Orzelski/ nobilis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damus /Kroiczyek/</text:p>
          </table:table-cell>
          <table:table-cell office:value-type="string" calcext:value-type="string">
            <text:p>Anna /Bar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Pozdzie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1" calcext:value-type="float">
            <text:p>1670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No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9" calcext:value-type="float">
            <text:p>167003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Dorothea /Molaska/ alias /Woz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20" calcext:value-type="float">
            <text:p>1670032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410" calcext:value-type="float">
            <text:p>167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 /Noscz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526" calcext:value-type="float">
            <text:p>167005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Ciepł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Woiciech /Kozielski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421" calcext:value-type="float">
            <text:p>1670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600" calcext:value-type="float">
            <text:p>167006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Anna /Chełmowska/ nobilis marita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701" calcext:value-type="float">
            <text:p>167007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Jucia coctrix ex aula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virgo ex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Poborski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31" calcext:value-type="float">
            <text:p>167008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Dobosek/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Dobosek/ frater eius</text:p>
          </table:table-cell>
          <table:table-cell office:value-type="string" calcext:value-type="string">
            <text:p>Reina /Dobosowna/</text:p>
          </table:table-cell>
          <table:table-cell/>
          <table:table-cell office:value-type="string" calcext:value-type="string">
            <text:p>father's surname based on note that godfather is his bro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907" calcext:value-type="float">
            <text:p>167009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Mielcarz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07" calcext:value-type="float">
            <text:p>167010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 /Kabre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Gwidczy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10" calcext:value-type="float">
            <text:p>167010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Euphemia /Ured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28" calcext:value-type="float">
            <text:p>167010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Stanislaus</text:p>
          </table:table-cell>
          <table:table-cell office:value-type="string" calcext:value-type="string">
            <text:p>Georgius /Złotni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ładislaus /Orzelski/</text:p>
          </table:table-cell>
          <table:table-cell office:value-type="string" calcext:value-type="string">
            <text:p>Catharina /Do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6" calcext:value-type="float">
            <text:p>167011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9" calcext:value-type="float">
            <text:p>167011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sartor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21" calcext:value-type="float">
            <text:p>167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Reina /Dobo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207" calcext:value-type="float">
            <text:p>167012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Anna /Garbał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04" calcext:value-type="float">
            <text:p>167101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/Fiedor/</text:p>
          </table:table-cell>
          <table:table-cell office:value-type="string" calcext:value-type="string">
            <text:p>Reina /Owczar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16" calcext:value-type="float">
            <text:p>1671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Banik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08" calcext:value-type="float">
            <text:p>167102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Margaretha /Mni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4" calcext:value-type="float">
            <text:p>1671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oz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8" calcext:value-type="float">
            <text:p>167102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Dorothea /Mola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330" calcext:value-type="float">
            <text:p>167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Albertus /R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łyn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12" calcext:value-type="float">
            <text:p>167104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Rata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ophia /Grze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Mnich/ 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ranlec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508" calcext:value-type="float">
            <text:p>167105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hristina /Wier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01" calcext:value-type="float">
            <text:p>167106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Zagrodni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Iwan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14" calcext:value-type="float">
            <text:p>1671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iekarz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Elizabeth /St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Anastasia virg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Hedvigis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30" calcext:value-type="float">
            <text:p>167106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Zabowski/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12" calcext:value-type="float">
            <text:p>1671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Susanna /W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2" calcext:value-type="float">
            <text:p>1671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Winysek/</text:p>
          </table:table-cell>
          <table:table-cell office:value-type="string" calcext:value-type="string">
            <text:p>Hedvigis /Ha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6" calcext:value-type="float">
            <text:p>167107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auriga</text:p>
          </table:table-cell>
          <table:table-cell office:value-type="string" calcext:value-type="string">
            <text:p>Catharina /Młynar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Dobosczyk/</text:p>
          </table:table-cell>
          <table:table-cell office:value-type="string" calcext:value-type="string">
            <text:p>Reina /Dobos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usann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10" calcext:value-type="float">
            <text:p>167108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Człon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4" calcext:value-type="float">
            <text:p>167108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losanny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sephus ovilio </text:p>
          </table:table-cell>
          <table:table-cell office:value-type="string" calcext:value-type="string">
            <text:p>Reina /Owczu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/Włod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Warsech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Grozek/</text:p>
          </table:table-cell>
          <table:table-cell office:value-type="string" calcext:value-type="string">
            <text:p>Agne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Groerk/</text:p>
          </table:table-cell>
          <table:table-cell office:value-type="string" calcext:value-type="string">
            <text:p>Dorothea /Ml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tinus /Kowal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Mazur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Regina virgo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1" calcext:value-type="float">
            <text:p>1674031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Luci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9" calcext:value-type="float">
            <text:p>167403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Elizabeth /Owczarka/ de Wiewiorci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15" calcext:value-type="float">
            <text:p>167404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Pozdzre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orzowski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2" calcext:value-type="float">
            <text:p>167404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Kaczm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Regina /Janese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9" calcext:value-type="float">
            <text:p>167404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Franciscus /Urbanow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orgius /Żłotnicki/ de Piotrkowice</text:p>
          </table:table-cell>
          <table:table-cell office:value-type="string" calcext:value-type="string">
            <text:p>Anna /Bar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14" calcext:value-type="float">
            <text:p>1674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20" calcext:value-type="float">
            <text:p>167405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Labo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gnes /Kaczmar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720" calcext:value-type="float">
            <text:p>167407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Hodu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zlizyk/ de Międzylesie</text:p>
          </table:table-cell>
          <table:table-cell office:value-type="string" calcext:value-type="string">
            <text:p>Margareth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2" calcext:value-type="float">
            <text:p>1674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Sophia /Pogoros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7" calcext:value-type="float">
            <text:p>167408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ozol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10" calcext:value-type="float">
            <text:p>167408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Petrus /Pozdsees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907" calcext:value-type="float">
            <text:p>167409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ob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09" calcext:value-type="float">
            <text:p>167410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Docs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16" calcext:value-type="float">
            <text:p>167410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06" calcext:value-type="float">
            <text:p>16741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Vobanowski/</text:p>
          </table:table-cell>
          <table:table-cell office:value-type="string" calcext:value-type="string">
            <text:p>Sophia /Ros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28" calcext:value-type="float">
            <text:p>167411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Regina mater familia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217" calcext:value-type="float">
            <text:p>1674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parobek de Juncewo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316" calcext:value-type="float">
            <text:p>167503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Pawel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Valentinus braxator de Śielec</text:p>
          </table:table-cell>
          <table:table-cell office:value-type="string" calcext:value-type="string">
            <text:p>Margareth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506" calcext:value-type="float">
            <text:p>167505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Kartmar/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Sophia /Grze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602" calcext:value-type="float">
            <text:p>167506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718" calcext:value-type="float">
            <text:p>167507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nna /Cieslin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2" calcext:value-type="float">
            <text:p>1675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icolaus parobek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Hedvigis /Krez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02" calcext:value-type="float">
            <text:p>167509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Margaretha /Juncew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22" calcext:value-type="float">
            <text:p>167509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ophia /Hłodlewna/</text:p>
          </table:table-cell>
          <table:table-cell office:value-type="string" calcext:value-type="string">
            <text:p>Jacobus 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0930" calcext:value-type="float">
            <text:p>167509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Regina /Krezob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13" calcext:value-type="float">
            <text:p>167510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Valentinus molito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Wapna/ molitor</text:p>
          </table:table-cell>
          <table:table-cell office:value-type="string" calcext:value-type="string">
            <text:p>Cathar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sartor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Pras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Dorothea /Kusm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komornik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Wiesni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24" calcext:value-type="float">
            <text:p>167511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Wo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Agnes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19" calcext:value-type="float">
            <text:p>16760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auriga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Joannes /Przystowski/ famulus</text:p>
          </table:table-cell>
          <table:table-cell office:value-type="string" calcext:value-type="string">
            <text:p>Luci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26" calcext:value-type="float">
            <text:p>167601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inquili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nn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02" calcext:value-type="float">
            <text:p>1676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fabrifaber de Obiecanowo</text:p>
          </table:table-cell>
          <table:table-cell office:value-type="string" calcext:value-type="string">
            <text:p>Hedvigis /Owczarka/ star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Ciesle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rska/</text:p>
          </table:table-cell>
          <table:table-cell office:value-type="string" calcext:value-type="string">
            <text:p>Hedvigis /Krezs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15" calcext:value-type="float">
            <text:p>167603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tanisla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Catharina uxor sartor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as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Catharina /Musat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o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uxor pas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7" calcext:value-type="float">
            <text:p>167603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Susann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429" calcext:value-type="float">
            <text:p>167604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ucas /Kroykono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łowicki/</text:p>
          </table:table-cell>
          <table:table-cell office:value-type="string" calcext:value-type="string">
            <text:p>Dorothea /Alb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625" calcext:value-type="float">
            <text:p>167606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Wysoc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Rosmowski/</text:p>
          </table:table-cell>
          <table:table-cell office:value-type="string" calcext:value-type="string">
            <text:p>Marianna /Żł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9" calcext:value-type="float">
            <text:p>339</text:p>
          </table:table-cell>
          <table:table-cell office:value-type="float" office:value="16800903" calcext:value-type="float">
            <text:p>168009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501" calcext:value-type="float">
            <text:p>1684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</text:p>
          </table:table-cell>
          <table:table-cell office:value-type="string" calcext:value-type="string">
            <text:p>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810" calcext:value-type="float">
            <text:p>168408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rolus /Hismicki/</text:p>
          </table:table-cell>
          <table:table-cell office:value-type="string" calcext:value-type="string">
            <text:p>Anna /Urb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60214" calcext:value-type="float">
            <text:p>168602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Josephus</text:p>
          </table:table-cell>
          <table:table-cell office:value-type="string" calcext:value-type="string">
            <text:p>Franciscus /Urban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Zabrowski/ de Damasławek</text:p>
          </table:table-cell>
          <table:table-cell office:value-type="string" calcext:value-type="string">
            <text:p>/Kuczkowska/ soror /Urban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03" calcext:value-type="float">
            <text:p>168805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16" calcext:value-type="float">
            <text:p>168805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Łacka/</text:p>
          </table:table-cell>
          <table:table-cell office:value-type="string" calcext:value-type="string">
            <text:p>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Barbara /Kowal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Bud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Regina mat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0" calcext:value-type="float">
            <text:p>1692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Gertrud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7" calcext:value-type="float">
            <text:p>1692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40401" calcext:value-type="float">
            <text:p>1694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Kowal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molendinarius de Śielec</text:p>
          </table:table-cell>
          <table:table-cell office:value-type="string" calcext:value-type="string">
            <text:p>Regina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Żłotn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25" calcext:value-type="float">
            <text:p>1696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ulietski/</text:p>
          </table:table-cell>
          <table:table-cell office:value-type="string" calcext:value-type="string">
            <text:p>Anna /Zurkown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0" calcext:value-type="float">
            <text:p>16960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Przygod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ble /Diusek/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5" calcext:value-type="float">
            <text:p>1696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Arm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Agne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Nowak/ de Dąbrowa</text:p>
          </table:table-cell>
          <table:table-cell office:value-type="string" calcext:value-type="string">
            <text:p>Agnes /Srach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as sartor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13" calcext:value-type="float">
            <text:p>169603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25" calcext:value-type="float">
            <text:p>1696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fabe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30" calcext:value-type="float">
            <text:p>169604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Wijuc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Ta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Niclos/ baccalaureus ecclesiae huius</text:p>
          </table:table-cell>
          <table:table-cell office:value-type="string" calcext:value-type="string">
            <text:p>Regina /Ciesl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Albert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/Lieciecki/ nobilis</text:p>
          </table:table-cell>
          <table:table-cell office:value-type="string" calcext:value-type="string">
            <text:p>Barbara /Żłot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516" calcext:value-type="float">
            <text:p>169605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simirus /Gwid/ cmeto de Juncewo</text:p>
          </table:table-cell>
          <table:table-cell office:value-type="string" calcext:value-type="string">
            <text:p>Francisca uxor ferrifabr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ebastianus /Garbal/</text:p>
          </table:table-cell>
          <table:table-cell office:value-type="string" calcext:value-type="string">
            <text:p>Eva /Herduczu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/Oleyni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Żłotnicki/</text:p>
          </table:table-cell>
          <table:table-cell office:value-type="string" calcext:value-type="string">
            <text:p>/Żal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3" calcext:value-type="float">
            <text:p>1696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Rolira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Margonski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ranciscus /Jozdzi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Francisc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4" calcext:value-type="float">
            <text:p>169607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Haydi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ominicus /Czepronicz/ de Juncewo</text:p>
          </table:table-cell>
          <table:table-cell office:value-type="string" calcext:value-type="string">
            <text:p>Agnes /Czy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9" calcext:value-type="float">
            <text:p>169607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Buzyc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Niclos/</text:p>
          </table:table-cell>
          <table:table-cell office:value-type="string" calcext:value-type="string">
            <text:p>Anna /Rolirac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812" calcext:value-type="float">
            <text:p>169608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Luzepczyk/ de Damasławek</text:p>
          </table:table-cell>
          <table:table-cell office:value-type="string" calcext:value-type="string">
            <text:p>Anna /Wociech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916" calcext:value-type="float">
            <text:p>169609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Marianna /Mielcarzynka/</text:p>
          </table:table-cell>
          <table:table-cell office:value-type="string" calcext:value-type="string">
            <text:p>Joannes /Owczarek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3" calcext:value-type="float">
            <text:p>169609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ucas aurig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rianus auriga</text:p>
          </table:table-cell>
          <table:table-cell office:value-type="string" calcext:value-type="string">
            <text:p>Regina /Wlodarzewna/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6" calcext:value-type="float">
            <text:p>1696092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/Kroiek/ illegitimate</text:p>
          </table:table-cell>
          <table:table-cell office:value-type="string" calcext:value-type="string">
            <text:p>Sophi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30" calcext:value-type="float">
            <text:p>169609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ieszielczy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/Piechola/ cmeto</text:p>
          </table:table-cell>
          <table:table-cell office:value-type="string" calcext:value-type="string">
            <text:p>Regina /Chade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2" calcext:value-type="float">
            <text:p>169610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tephan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Regina virgo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4" calcext:value-type="float">
            <text:p>169610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/ de Międzylesie</text:p>
          </table:table-cell>
          <table:table-cell office:value-type="string" calcext:value-type="string">
            <text:p>Dorothea sartor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6" calcext:value-type="float">
            <text:p>169610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20" calcext:value-type="float">
            <text:p>169610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minicus /Czopkowic/ paup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Niclos/ cantor de Juncewo</text:p>
          </table:table-cell>
          <table:table-cell office:value-type="string" calcext:value-type="string">
            <text:p>Euphemi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31" calcext:value-type="float">
            <text:p>169610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Mari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0" calcext:value-type="float">
            <text:p>1696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Jonc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Catharina /Owczarka/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1" calcext:value-type="float">
            <text:p>169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Valentinus /Niestraszeski/</text:p>
          </table:table-cell>
          <table:table-cell office:value-type="string" calcext:value-type="string">
            <text:p>Fimia de Śielec</text:p>
          </table:table-cell>
          <table:table-cell/>
          <table:table-cell office:value-type="string" calcext:value-type="string">
            <text:p>i suspect Fimia is Euphemi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27" calcext:value-type="float">
            <text:p>169611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Ciżinski/</text:p>
          </table:table-cell>
          <table:table-cell office:value-type="string" calcext:value-type="string">
            <text:p>Catharina /Ore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aurentius molit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/Fredrich/ sartor</text:p>
          </table:table-cell>
          <table:table-cell office:value-type="string" calcext:value-type="string">
            <text:p>Barbara /Nieszw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Walkan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4" calcext:value-type="float">
            <text:p>1697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Roliradczyk/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9" calcext:value-type="float">
            <text:p>16970309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Valentinus /Spi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auriga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Skotar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Nicolaus /Pląskoski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5" calcext:value-type="float">
            <text:p>169703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Czaprag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Ev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00" calcext:value-type="float">
            <text:p>169704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ebastian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Marianna /Bon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14" calcext:value-type="float">
            <text:p>169704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Orzęrk/</text:p>
          </table:table-cell>
          <table:table-cell office:value-type="string" calcext:value-type="string">
            <text:p>Hedvigis /Janie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526" calcext:value-type="float">
            <text:p>169705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1" calcext:value-type="float">
            <text:p>169707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Veclaw/</text:p>
          </table:table-cell>
          <table:table-cell office:value-type="string" calcext:value-type="string">
            <text:p>Regina /Ku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7" calcext:value-type="float">
            <text:p>169707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03" calcext:value-type="float">
            <text:p>1697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Veclaw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5" calcext:value-type="float">
            <text:p>1697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8" calcext:value-type="float">
            <text:p>1697081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Karp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Wałdowski/ dominus</text:p>
          </table:table-cell>
          <table:table-cell office:value-type="string" calcext:value-type="string">
            <text:p>Hedvigis /Chmieli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1" calcext:value-type="float">
            <text:p>169709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Putrol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Catharina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6" calcext:value-type="float">
            <text:p>169709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15" calcext:value-type="float">
            <text:p>1697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yna /Sładarz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2" calcext:value-type="float">
            <text:p>1697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Słedarczy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Catharina ancilla a Roch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9" calcext:value-type="float">
            <text:p>1697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rector</text:p>
          </table:table-cell>
          <table:table-cell office:value-type="string" calcext:value-type="string">
            <text:p>Ev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06" calcext:value-type="float">
            <text:p>1697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wetoslaus /Tomicki/ haeres de Śielec</text:p>
          </table:table-cell>
          <table:table-cell office:value-type="string" calcext:value-type="string">
            <text:p>Hedvigis /Modliszewska/ haerediss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Rosta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Catharina /Szyma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0" calcext:value-type="float">
            <text:p>169711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mus famulus ex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4" calcext:value-type="float">
            <text:p>169711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ovilio de Piotrkowice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7" calcext:value-type="float">
            <text:p>169711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aurentius /Domagała/ cmeto de Juncewo</text:p>
          </table:table-cell>
          <table:table-cell office:value-type="string" calcext:value-type="string">
            <text:p>Marianna /Cętkowska/ virgo nobilis serviens in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4" calcext:value-type="float">
            <text:p>1697112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cmeto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Fredericus /Jaych/ sartor adolescens</text:p>
          </table:table-cell>
          <table:table-cell office:value-type="string" calcext:value-type="string">
            <text:p>Anna /Baksowna/ virgo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5" calcext:value-type="float">
            <text:p>16971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Dominicus de Juncewo</text:p>
          </table:table-cell>
          <table:table-cell office:value-type="string" calcext:value-type="string">
            <text:p>Rey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201" calcext:value-type="float">
            <text:p>169712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aulicus de Starężyn</text:p>
          </table:table-cell>
          <table:table-cell office:value-type="string" calcext:value-type="string">
            <text:p>Agnes /Kwasniewska/ virgo nobilis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3" calcext:value-type="float">
            <text:p>1698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propinator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4" calcext:value-type="float">
            <text:p>1698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Catharina /Gosci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300" calcext:value-type="float">
            <text:p>169803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Thomas /We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Eva /Roch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05" calcext:value-type="float">
            <text:p>169804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Barbara /Ra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braxator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ay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0" calcext:value-type="float">
            <text:p>169804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 consors moli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5" calcext:value-type="float">
            <text:p>1698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minicus mendi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adolescens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629" calcext:value-type="float">
            <text:p>1698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Bogomil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Christophorus /Raczynski/</text:p>
          </table:table-cell>
          <table:table-cell office:value-type="string" calcext:value-type="string">
            <text:p>Sophia /Rurcza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03" calcext:value-type="float">
            <text:p>1698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Zełecz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ielc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24" calcext:value-type="float">
            <text:p>169808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Dorothea /Barown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920" calcext:value-type="float">
            <text:p>169809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1014" calcext:value-type="float">
            <text:p>169810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9680409" calcext:value-type="float">
            <text:p>196804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arek/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Stanislaus /Kotalkowski/ nobilis</text:p>
          </table:table-cell>
          <table:table-cell office:value-type="string" calcext:value-type="string">
            <text:p>Eva /Rochown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026" calcext:value-type="float">
            <text:p>169810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lign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Anna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111" calcext:value-type="float">
            <text:p>1698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choł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egina /Had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Barbara /Kozł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14" calcext:value-type="float">
            <text:p>1699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consors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22" calcext:value-type="float">
            <text:p>169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Anna /Bak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1" calcext:value-type="float">
            <text:p>1699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uxor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8" calcext:value-type="float">
            <text:p>169903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Hader/</text:p>
          </table:table-cell>
          <table:table-cell office:value-type="string" calcext:value-type="string">
            <text:p>Catharina /Malio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15" calcext:value-type="float">
            <text:p>169903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pas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Cathari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22" calcext:value-type="float">
            <text:p>169903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Eva /Ro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09" calcext:value-type="float">
            <text:p>169904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tanislaus /Niklos/</text:p>
          </table:table-cell>
          <table:table-cell office:value-type="string" calcext:value-type="string">
            <text:p>Regina /Zakom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0" calcext:value-type="float">
            <text:p>169904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n /Kruczkowski/ miles</text:p>
          </table:table-cell>
          <table:table-cell office:value-type="string" calcext:value-type="string">
            <text:p>Marianna /Sęd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615" calcext:value-type="float">
            <text:p>1699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705" calcext:value-type="float">
            <text:p>169907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Marianna /Harmacin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40025" calcext:value-type="float">
            <text:p>169400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2" calcext:value-type="float">
            <text:p>1699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/Ureda/ famulus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3" calcext:value-type="float">
            <text:p>1699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m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An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26" calcext:value-type="float">
            <text:p>169907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/Owczarz/ de Międzylesie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15" calcext:value-type="float">
            <text:p>169908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Mudn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Hedvigis /Jac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23" calcext:value-type="float">
            <text:p>169908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 Teressa</text:p>
          </table:table-cell>
          <table:table-cell office:value-type="string" calcext:value-type="string">
            <text:p>Stanislaus /Mieczkowski/ tenuta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istopherus /Radzynski/</text:p>
          </table:table-cell>
          <table:table-cell office:value-type="string" calcext:value-type="string">
            <text:p>Helena conju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30" calcext:value-type="float">
            <text:p>1699083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Ciesiel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auriga</text:p>
          </table:table-cell>
          <table:table-cell office:value-type="string" calcext:value-type="string">
            <text:p>Dorothea ancilla de au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902" calcext:value-type="float">
            <text:p>169909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Barbara uxor rec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2" calcext:value-type="float">
            <text:p>169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ndrea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rgruski/ braxator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tholomeus /Posilai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Pozdzieszek/ famulus de Piotrkowice</text:p>
          </table:table-cell>
          <table:table-cell office:value-type="string" calcext:value-type="string">
            <text:p>Marianna /Goral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Pozdzie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1" calcext:value-type="float">
            <text:p>169911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8" calcext:value-type="float">
            <text:p>1699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 /Duczk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29" calcext:value-type="float">
            <text:p>1699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pastor</text:p>
          </table:table-cell>
          <table:table-cell office:value-type="string" calcext:value-type="string">
            <text:p>Ann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110" calcext:value-type="float">
            <text:p>17000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ebastianus komornik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Żlotnicki/</text:p>
          </table:table-cell>
          <table:table-cell office:value-type="string" calcext:value-type="string">
            <text:p>Marianna uxor Alberti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223" calcext:value-type="float">
            <text:p>170002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molitor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6" calcext:value-type="float">
            <text:p>170003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reda/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Scholz/ rector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1" calcext:value-type="float">
            <text:p>170003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Rochus /Modlszewski/</text:p>
          </table:table-cell>
          <table:table-cell office:value-type="string" calcext:value-type="string">
            <text:p>Elizabeth /Kanl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8" calcext:value-type="float">
            <text:p>1700032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 /Karpin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rzelski/</text:p>
          </table:table-cell>
          <table:table-cell office:value-type="string" calcext:value-type="string">
            <text:p>/Chrzastowska/ virgina consanguine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2" calcext:value-type="float">
            <text:p>170004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Owczarek/</text:p>
          </table:table-cell>
          <table:table-cell office:value-type="string" calcext:value-type="string">
            <text:p>Catharina /Piecho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8" calcext:value-type="float">
            <text:p>170004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komornik de Damasław</text:p>
          </table:table-cell>
          <table:table-cell office:value-type="string" calcext:value-type="string">
            <text:p>Marianna /Augusty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10" calcext:value-type="float">
            <text:p>1700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Armac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Sophia komornic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3" calcext:value-type="float">
            <text:p>170005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Owczare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9" calcext:value-type="float">
            <text:p>1700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Owcza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Jakubowski/ sartor</text:p>
          </table:table-cell>
          <table:table-cell office:value-type="string" calcext:value-type="string">
            <text:p>Reina /Takom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30" calcext:value-type="float">
            <text:p>170005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Nowak/ chalupnik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Piriderski/</text:p>
          </table:table-cell>
          <table:table-cell office:value-type="string" calcext:value-type="string">
            <text:p>Constantia /Pioh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coctrix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Potrolnik/ de Międzylesie</text:p>
          </table:table-cell>
          <table:table-cell office:value-type="string" calcext:value-type="string">
            <text:p>Eva /Kmiot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31" calcext:value-type="float">
            <text:p>1700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Potrułocznik/ mortuus es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Ev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Marianna /Gosci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6981102" calcext:value-type="float">
            <text:p>1698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ztukator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Goworzewski/</text:p>
          </table:table-cell>
          <table:table-cell office:value-type="string" calcext:value-type="string">
            <text:p>Catharina /Bele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Dobieszewk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Gowasiewski/ haer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ventoslaus /Tomicki/ </text:p>
          </table:table-cell>
          <table:table-cell office:value-type="string" calcext:value-type="string">
            <text:p>Constantia consorte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famulus ovilioni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531" calcext:value-type="float">
            <text:p>1700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Pla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Rudzynski/ nobilis</text:p>
          </table:table-cell>
          <table:table-cell office:value-type="string" calcext:value-type="string">
            <text:p>Anna /Sław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Juncze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Owczarz/ de Juncewo</text:p>
          </table:table-cell>
          <table:table-cell office:value-type="string" calcext:value-type="string">
            <text:p>Agnes virgo sor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/Roliracio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124" calcext:value-type="float">
            <text:p>17010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Regina /Gwi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2" calcext:value-type="float">
            <text:p>170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Przygodz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virgo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3" calcext:value-type="float">
            <text:p>17010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Antonius</text:p>
          </table:table-cell>
          <table:table-cell office:value-type="string" calcext:value-type="string">
            <text:p>Stanislaus /Mieczkowski/ econom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consort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0" calcext:value-type="float">
            <text:p>170102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Sledzikow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 de Zrazim</text:p>
          </table:table-cell>
          <table:table-cell office:value-type="string" calcext:value-type="string">
            <text:p>Hedvigis /Mielc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3" calcext:value-type="float">
            <text:p>1701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Łuczyk/</text:p>
          </table:table-cell>
          <table:table-cell office:value-type="string" calcext:value-type="string">
            <text:p>Marianna /Kwaw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7" calcext:value-type="float">
            <text:p>170102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Zmiowski/ nobilis illegitimate</text:p>
          </table:table-cell>
          <table:table-cell office:value-type="string" calcext:value-type="string">
            <text:p>Dorothea ancilla ex aul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/Woy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18" calcext:value-type="float">
            <text:p>1701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Hedvigis uxor Andreas /Mazur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25" calcext:value-type="float">
            <text:p>170105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famulus de Piotrkowice</text:p>
          </table:table-cell>
          <table:table-cell office:value-type="string" calcext:value-type="string">
            <text:p>Marianna /Tomkowa/ de Zarc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05" calcext:value-type="float">
            <text:p>170106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Vldrych/ vagabund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 de Juncewo</text:p>
          </table:table-cell>
          <table:table-cell office:value-type="string" calcext:value-type="string">
            <text:p>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19" calcext:value-type="float">
            <text:p>170106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Łuczak/ de Damasławek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824" calcext:value-type="float">
            <text:p>1701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04" calcext:value-type="float">
            <text:p>170109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garetha /Mni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21" calcext:value-type="float">
            <text:p>170109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Sophia ancilla de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11" calcext:value-type="float">
            <text:p>1701111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21" calcext:value-type="float">
            <text:p>1701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Potrołocz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ephanus /Skol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Woytkow/ de Damasław</text:p>
          </table:table-cell>
          <table:table-cell office:value-type="string" calcext:value-type="string">
            <text:p>Anna /Moysczonka/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20" calcext:value-type="float">
            <text:p>17011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famulus </text:p>
          </table:table-cell>
          <table:table-cell office:value-type="string" calcext:value-type="string">
            <text:p>Cathari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20108" calcext:value-type="float">
            <text:p>1702010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s /Mnich/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16" calcext:value-type="float">
            <text:p>1702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ferrifabe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Owczar/ de Damasław</text:p>
          </table:table-cell>
          <table:table-cell office:value-type="string" calcext:value-type="string">
            <text:p>Marianna /Rołwłoczniczka/ alias /Janowa/ de Śielec</text:p>
          </table:table-cell>
          <table:table-cell/>
          <table:table-cell office:value-type="string" calcext:value-type="string">
            <text:p>it looks to me like about two thirds of a page has been skipped after this entr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22" calcext:value-type="float">
            <text:p>1702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 Barbar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Nicolaus /Kosł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odliszews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 Dorothea</text:p>
          </table:table-cell>
          <table:table-cell office:value-type="string" calcext:value-type="string">
            <text:p>Nicolaus /Play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ventislaus /Tom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8" calcext:value-type="float">
            <text:p>170202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l /Owczarz/ de Damasław</text:p>
          </table:table-cell>
          <table:table-cell office:value-type="string" calcext:value-type="string">
            <text:p>An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amulus cmetonis de Piotrkowice</text:p>
          </table:table-cell>
          <table:table-cell office:value-type="string" calcext:value-type="string">
            <text:p>Catharina /Dambrowska/ uxor aurigae /Gwideli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hortulanus de Międzylesie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413" calcext:value-type="float">
            <text:p>1702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Z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508" calcext:value-type="float">
            <text:p>170205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Potrol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parobek</text:p>
          </table:table-cell>
          <table:table-cell office:value-type="string" calcext:value-type="string">
            <text:p>Cathari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04" calcext:value-type="float">
            <text:p>170206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Catharin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11" calcext:value-type="float">
            <text:p>170206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Marianna Agnes /Owczarka/ de Damasłą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09" calcext:value-type="float">
            <text:p>170206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19" calcext:value-type="float">
            <text:p>170206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polonia /Kar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Zmiiowski/ nobilis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9" calcext:value-type="float">
            <text:p>170206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ek/ de Piotrkowice</text:p>
          </table:table-cell>
          <table:table-cell office:value-type="string" calcext:value-type="string">
            <text:p>Catharina de Piotrkowice</text:p>
          </table:table-cell>
          <table:table-cell/>
          <table:table-cell office:value-type="string" calcext:value-type="string">
            <text:p>two copi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04" calcext:value-type="float">
            <text:p>170207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Cathari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Owczarek/ de Piotrkowice</text:p>
          </table:table-cell>
          <table:table-cell office:value-type="string" calcext:value-type="string">
            <text:p>Re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Owczarek/ de Dąbrowa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ucas /Ured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25" calcext:value-type="float">
            <text:p>170207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/Rolwłocz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Owosarek/ de Śielec</text:p>
          </table:table-cell>
          <table:table-cell office:value-type="string" calcext:value-type="string">
            <text:p>Agnes ancilla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817" calcext:value-type="float">
            <text:p>1702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sartor</text:p>
          </table:table-cell>
          <table:table-cell office:value-type="string" calcext:value-type="string">
            <text:p>Catharina /Skot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912" calcext:value-type="float">
            <text:p>170209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ewska/ nobi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07" calcext:value-type="float">
            <text:p>1702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Owczarek/</text:p>
          </table:table-cell>
          <table:table-cell office:value-type="string" calcext:value-type="string">
            <text:p>Catharina /Brantown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Thomas /Zmira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0" calcext:value-type="float">
            <text:p>170212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Rychalski/ nobilis</text:p>
          </table:table-cell>
          <table:table-cell office:value-type="string" calcext:value-type="string">
            <text:p>Marianna /Małach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3" calcext:value-type="float">
            <text:p>170212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Sophia /Kodwros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Sophia /Kozł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1" calcext:value-type="float">
            <text:p>1702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trzeleczak/ alias /Owczarek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30101" calcext:value-type="float">
            <text:p>17030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Garba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Kanowniczek/</text:p>
          </table:table-cell>
          <table:table-cell office:value-type="string" calcext:value-type="string">
            <text:p>Ev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1" calcext:value-type="float">
            <text:p>170302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/Reg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7" calcext:value-type="float">
            <text:p>1703021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8" calcext:value-type="float">
            <text:p>17030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Uredy/ famulus</text:p>
          </table:table-cell>
          <table:table-cell office:value-type="string" calcext:value-type="string">
            <text:p>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28" calcext:value-type="float">
            <text:p>17030228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hristophorus tex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owska/ vidua nobilis</text:p>
          </table:table-cell>
          <table:table-cell/>
          <table:table-cell office:value-type="string" calcext:value-type="string">
            <text:p>textor = weav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04" calcext:value-type="float">
            <text:p>1703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Urbanski/ nobilis</text:p>
          </table:table-cell>
          <table:table-cell office:value-type="string" calcext:value-type="string">
            <text:p>/Sakowska/ virgo nobilis</text:p>
          </table:table-cell>
          <table:table-cell/>
          <table:table-cell office:value-type="string" calcext:value-type="string">
            <text:p>in a box with note 'N.? illegitimi thori hic puer'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gnatius /Ciesla/</text:p>
          </table:table-cell>
          <table:table-cell office:value-type="string" calcext:value-type="string">
            <text:p>Catharina /Woyk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Szczep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26" calcext:value-type="float">
            <text:p>170303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Spychała/</text:p>
          </table:table-cell>
          <table:table-cell office:value-type="string" calcext:value-type="string">
            <text:p>Regina /Owczarz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04" calcext:value-type="float">
            <text:p>170305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Kędziora/ de Damasławek</text:p>
          </table:table-cell>
          <table:table-cell office:value-type="string" calcext:value-type="string">
            <text:p>Marianna uxor inquilinu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14" calcext:value-type="float">
            <text:p>1703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Mnich/ de Juncewo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31" calcext:value-type="float">
            <text:p>1703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 /Kozientkowna/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/Ur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624" calcext:value-type="float">
            <text:p>170306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Biaszczyk/ de Juncewo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/Urban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18" calcext:value-type="float">
            <text:p>170309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Juncz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0916" calcext:value-type="float">
            <text:p>1703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/Jakubek/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Hady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16" calcext:value-type="float">
            <text:p>1703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Walkow/</text:p>
          </table:table-cell>
          <table:table-cell office:value-type="string" calcext:value-type="string">
            <text:p>Agnes /Owczar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3" calcext:value-type="float">
            <text:p>170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6" calcext:value-type="float">
            <text:p>170311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Kroyczak/</text:p>
          </table:table-cell>
          <table:table-cell office:value-type="string" calcext:value-type="string">
            <text:p>Marianna /Sewerin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25" calcext:value-type="float">
            <text:p>17031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/Wolowski/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09" calcext:value-type="float">
            <text:p>1703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10" calcext:value-type="float">
            <text:p>1703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Koładz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Piechola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106" calcext:value-type="float">
            <text:p>170401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03" calcext:value-type="float">
            <text:p>170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3" calcext:value-type="float">
            <text:p>1704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komornik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4" calcext:value-type="float">
            <text:p>1704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cek/ de Juncewo</text:p>
          </table:table-cell>
          <table:table-cell office:value-type="string" calcext:value-type="string">
            <text:p>Barbar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7" calcext:value-type="float">
            <text:p>170402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330" calcext:value-type="float">
            <text:p>170403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Catharina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virgo nobilis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oannes /Hys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Ursula /Walkow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24" calcext:value-type="float">
            <text:p>1704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młynarz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Regina /Kędzio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aurentius /Wał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roczewski/ nobilis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4" calcext:value-type="float">
            <text:p>170405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3" calcext:value-type="float">
            <text:p>170406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Lepi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5" calcext:value-type="float">
            <text:p>1704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artholomeus /Skol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Wasows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22" calcext:value-type="float">
            <text:p>170406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Sewerynczak/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701" calcext:value-type="float">
            <text:p>170407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tan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Radzi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824" calcext:value-type="float">
            <text:p>1704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Now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Boredenski/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08" calcext:value-type="float">
            <text:p>170409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Przybyłowicz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Di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27" calcext:value-type="float">
            <text:p>1704092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1010" calcext:value-type="float">
            <text:p>170410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/Rolil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/Miecznik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02" calcext:value-type="float">
            <text:p>1704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 /Junczęw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29" calcext:value-type="float">
            <text:p>1704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famulus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10" calcext:value-type="float">
            <text:p>170412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Zepka/</text:p>
          </table:table-cell>
          <table:table-cell office:value-type="string" calcext:value-type="string">
            <text:p>Anna hospi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0" calcext:value-type="float">
            <text:p>1705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wnicki/ nobilis</text:p>
          </table:table-cell>
          <table:table-cell office:value-type="string" calcext:value-type="string">
            <text:p>Teressia /Os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ed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Catharina /Owczar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19" calcext:value-type="float">
            <text:p>170503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Sophia /Gr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/Mieczwi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7" calcext:value-type="float">
            <text:p>1705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/Zabo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4" calcext:value-type="float">
            <text:p>1705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annes /Owczarka/ de Śielec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</text:p>
          </table:table-cell>
          <table:table-cell office:value-type="string" calcext:value-type="string">
            <text:p>Reg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aborowski/ nobilis</text:p>
          </table:table-cell>
          <table:table-cell office:value-type="string" calcext:value-type="string">
            <text:p>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16" calcext:value-type="float">
            <text:p>170506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Łu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2" calcext:value-type="float">
            <text:p>170506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</text:p>
          </table:table-cell>
          <table:table-cell office:value-type="string" calcext:value-type="string">
            <text:p>Margareth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4" calcext:value-type="float">
            <text:p>170506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Su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01" calcext:value-type="float">
            <text:p>170503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 de Piotrkowice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Michael /Za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2" calcext:value-type="float">
            <text:p>170508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filius Valentini de Damasław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9" calcext:value-type="float">
            <text:p>170508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913" calcext:value-type="float">
            <text:p>170509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nna /Skot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ntoslaus /Tomicki/</text:p>
          </table:table-cell>
          <table:table-cell office:value-type="string" calcext:value-type="string">
            <text:p>Helena /Orze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1" calcext:value-type="float">
            <text:p>17051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ebastian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3" calcext:value-type="float">
            <text:p>1705112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us /Szabelink/</text:p>
          </table:table-cell>
          <table:table-cell office:value-type="string" calcext:value-type="string">
            <text:p>Luc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9" calcext:value-type="float">
            <text:p>1705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Armacik/</text:p>
          </table:table-cell>
          <table:table-cell office:value-type="string" calcext:value-type="string">
            <text:p>Marianna /Łakom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08" calcext:value-type="float">
            <text:p>1705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Regi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0" calcext:value-type="float">
            <text:p>170512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Marianna uxor Josephi sartoris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2" calcext:value-type="float">
            <text:p>17051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Hiacinth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Barbar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20" calcext:value-type="float">
            <text:p>17051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 /Potrulocz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Hedvigi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03" calcext:value-type="float">
            <text:p>170601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Ev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Galwrowski/</text:p>
          </table:table-cell>
          <table:table-cell office:value-type="string" calcext:value-type="string">
            <text:p>Anna /Bele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Sophia /Grode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5" calcext:value-type="float">
            <text:p>1706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/Woznic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Jęch/ de Międzylesie</text:p>
          </table:table-cell>
          <table:table-cell office:value-type="string" calcext:value-type="string">
            <text:p>Mari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caupo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207" calcext:value-type="float">
            <text:p>1706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damus /Skota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ovilio de Obiecanowo</text:p>
          </table:table-cell>
          <table:table-cell office:value-type="string" calcext:value-type="string">
            <text:p>Eva de Kłodzi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1" calcext:value-type="float">
            <text:p>170604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de Piotrkowice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5" calcext:value-type="float">
            <text:p>170604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aurentius /Bruc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de Paryż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0" calcext:value-type="float">
            <text:p>170604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Godzian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1" calcext:value-type="float">
            <text:p>170604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25" calcext:value-type="float">
            <text:p>1706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ephanus /Zra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lzer /Domagałka/</text:p>
          </table:table-cell>
          <table:table-cell office:value-type="string" calcext:value-type="string">
            <text:p>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Marzow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Kadzszewski/</text:p>
          </table:table-cell>
          <table:table-cell office:value-type="string" calcext:value-type="string">
            <text:p>Hethis /Domagał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Pozarowski/ rector de Juncew</text:p>
          </table:table-cell>
          <table:table-cell office:value-type="string" calcext:value-type="string">
            <text:p>Cathar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15" calcext:value-type="float">
            <text:p>170605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Halupnik/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Petrus mendicus</text:p>
          </table:table-cell>
          <table:table-cell office:value-type="string" calcext:value-type="string">
            <text:p>Ursula /Roliracin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23" calcext:value-type="float">
            <text:p>1706052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Srz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an de Damasław</text:p>
          </table:table-cell>
          <table:table-cell office:value-type="string" calcext:value-type="string">
            <text:p>Agne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04" calcext:value-type="float">
            <text:p>170607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a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zik/</text:p>
          </table:table-cell>
          <table:table-cell office:value-type="string" calcext:value-type="string">
            <text:p>Catharina /Kw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Zapadowski/</text:p>
          </table:table-cell>
          <table:table-cell office:value-type="string" calcext:value-type="string">
            <text:p>Agnes /Placheczka/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9" calcext:value-type="float">
            <text:p>170607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Putrol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Pozorowski/ lector</text:p>
          </table:table-cell>
          <table:table-cell office:value-type="string" calcext:value-type="string">
            <text:p>Regina /Szymkowicz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Joannes /Bartos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zesczycki/</text:p>
          </table:table-cell>
          <table:table-cell office:value-type="string" calcext:value-type="string">
            <text:p>/Wasz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dreas /Kaczmarz/</text:p>
          </table:table-cell>
          <table:table-cell office:value-type="string" calcext:value-type="string">
            <text:p>Shantra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Cathari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10" calcext:value-type="float">
            <text:p>170608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Puseus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906" calcext:value-type="float">
            <text:p>1706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Matusz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parobek de Paryż</text:p>
          </table:table-cell>
          <table:table-cell office:value-type="string" calcext:value-type="string">
            <text:p>Marianna /Owczarzo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19" calcext:value-type="float">
            <text:p>170609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Catharina /Kw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1" calcext:value-type="float">
            <text:p>170609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2" calcext:value-type="float">
            <text:p>1706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Walęty mendicus</text:p>
          </table:table-cell>
          <table:table-cell office:value-type="string" calcext:value-type="string">
            <text:p>nutrix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6" calcext:value-type="float">
            <text:p>170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Putrolnik/ de Piotrkowice</text:p>
          </table:table-cell>
          <table:table-cell office:value-type="string" calcext:value-type="string">
            <text:p>Agnes mater familias de au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/Poporoziski/ can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107" calcext:value-type="float">
            <text:p>1706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imon /Junczew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uxor tabernatoris de Ż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0" calcext:value-type="float">
            <text:p>170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Jasinski/ vicaris de Juncewo</text:p>
          </table:table-cell>
          <table:table-cell office:value-type="string" calcext:value-type="string">
            <text:p>/Was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Podzdziesczyk/ de Paryż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iphan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filia Severi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23" calcext:value-type="float">
            <text:p>170612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regori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gismundus /Przadalski/ de Piotrkowice</text:p>
          </table:table-cell>
          <table:table-cell office:value-type="string" calcext:value-type="string">
            <text:p>Catharina /Wal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61227" calcext:value-type="float">
            <text:p>17061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Roliradz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Ursu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03" calcext:value-type="float">
            <text:p>17070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 Stephanus</text:p>
          </table:table-cell>
          <table:table-cell office:value-type="string" calcext:value-type="string">
            <text:p>/Wrobleiski/ nobil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Orelski/ de Dąbrowa</text:p>
          </table:table-cell>
          <table:table-cell office:value-type="string" calcext:value-type="string">
            <text:p>Constantia /Tomic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18" calcext:value-type="float">
            <text:p>17070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/Waszi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parobek</text:p>
          </table:table-cell>
          <table:table-cell office:value-type="string" calcext:value-type="string">
            <text:p>Sophia /Zagrodn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braxator</text:p>
          </table:table-cell>
          <table:table-cell office:value-type="string" calcext:value-type="string">
            <text:p>Ann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02" calcext:value-type="float">
            <text:p>1707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parobek ex taberna</text:p>
          </table:table-cell>
          <table:table-cell office:value-type="string" calcext:value-type="string">
            <text:p>Regina famula 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13" calcext:value-type="float">
            <text:p>170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tanislaus /Speciał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amulus a /Cheykuk/</text:p>
          </table:table-cell>
          <table:table-cell office:value-type="string" calcext:value-type="string">
            <text:p>Agnes ancilla komornic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6" calcext:value-type="float">
            <text:p>17070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ucas /Werek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braxator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aulus parobek</text:p>
          </table:table-cell>
          <table:table-cell office:value-type="string" calcext:value-type="string">
            <text:p>Marianna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306" calcext:value-type="float">
            <text:p>1707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qua manet apud /Heyduk/</text:p>
          </table:table-cell>
          <table:table-cell office:value-type="string" calcext:value-type="string">
            <text:p>Joannes /Kruzek/ de Juncewo</text:p>
          </table:table-cell>
          <table:table-cell office:value-type="string" calcext:value-type="string">
            <text:p>/Armic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221" calcext:value-type="float">
            <text:p>1707022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Kobiernicka/</text:p>
          </table:table-cell>
          <table:table-cell office:value-type="string" calcext:value-type="string">
            <text:p>Joannes /Liszkowicz/ cantor de Juncewo</text:p>
          </table:table-cell>
          <table:table-cell office:value-type="string" calcext:value-type="string">
            <text:p>Magdalena 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lignifabe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Regi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it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filius ovilionis de Damasław</text:p>
          </table:table-cell>
          <table:table-cell office:value-type="string" calcext:value-type="string">
            <text:p>Barbara filia moli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20" calcext:value-type="float">
            <text:p>1707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Sawinski/ /Rymarz/</text:p>
          </table:table-cell>
          <table:table-cell office:value-type="string" calcext:value-type="string">
            <text:p>Margareth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03" calcext:value-type="float">
            <text:p>170704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us</text:p>
          </table:table-cell>
          <table:table-cell office:value-type="string" calcext:value-type="string">
            <text:p>Agnes ancilla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0" calcext:value-type="float">
            <text:p>170704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eyduk/ famulus de Międzylesie</text:p>
          </table:table-cell>
          <table:table-cell office:value-type="string" calcext:value-type="string">
            <text:p>Anna uxor ovilioni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2" calcext:value-type="float">
            <text:p>170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rian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Casimirus /Lusor/</text:p>
          </table:table-cell>
          <table:table-cell office:value-type="string" calcext:value-type="string">
            <text:p>Catharina /Kabierniczka/ mater familias plebanal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4" calcext:value-type="float">
            <text:p>170704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Wal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7" calcext:value-type="float">
            <text:p>170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Putrolnik/ fed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1" calcext:value-type="float">
            <text:p>170705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 de Piotrkowice</text:p>
          </table:table-cell>
          <table:table-cell office:value-type="string" calcext:value-type="string">
            <text:p>Agnes /Putrolnisz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9" calcext:value-type="float">
            <text:p>1707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Putrolni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Putrolnik/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17" calcext:value-type="float">
            <text:p>1707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opitulara</text:p>
          </table:table-cell>
          <table:table-cell office:value-type="string" calcext:value-type="string">
            <text:p>Joannes /Ladkiewicz/ cantor de Juncewo</text:p>
          </table:table-cell>
          <table:table-cell office:value-type="string" calcext:value-type="string">
            <text:p>Hethris filia maritata chmotonis /Hadel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22" calcext:value-type="float">
            <text:p>1707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Catharina /Malanka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5" calcext:value-type="float">
            <text:p>170705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Agnes virgo de aula Piotrkowi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8" calcext:value-type="float">
            <text:p>170705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Kus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famulus de taberna</text:p>
          </table:table-cell>
          <table:table-cell office:value-type="string" calcext:value-type="string">
            <text:p>Marianna filia taberna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27" calcext:value-type="float">
            <text:p>170705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3" calcext:value-type="float">
            <text:p>1707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/Armat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de Bynenice</text:p>
          </table:table-cell>
          <table:table-cell office:value-type="string" calcext:value-type="string">
            <text:p>Regina /Zagrodnicka/ de Włosm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4" calcext:value-type="float">
            <text:p>170707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gnes /Plachecka/ virgo de aula Damasła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7" calcext:value-type="float">
            <text:p>170707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rganari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922" calcext:value-type="float">
            <text:p>1707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Regina /Kurz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09" calcext:value-type="float">
            <text:p>170710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sephus /Putrol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Chałupnik/ de Nadborowo</text:p>
          </table:table-cell>
          <table:table-cell office:value-type="string" calcext:value-type="string">
            <text:p>Elizabeth /Owczark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18" calcext:value-type="float">
            <text:p>170710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dczyk/ de Damasław</text:p>
          </table:table-cell>
          <table:table-cell office:value-type="string" calcext:value-type="string">
            <text:p>Eva /Dyaszczyk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22" calcext:value-type="float">
            <text:p>170710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Marianna /Krawcowa/ alias /Wdyczichowa/ komornic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30" calcext:value-type="float">
            <text:p>170710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ranciscus /Podziesczyk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parobek de Piotrkowice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07" calcext:value-type="float">
            <text:p>170711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komornica</text:p>
          </table:table-cell>
          <table:table-cell office:value-type="string" calcext:value-type="string">
            <text:p>Laurentius filius ovilionis Mathias de Juncewo</text:p>
          </table:table-cell>
          <table:table-cell office:value-type="string" calcext:value-type="string">
            <text:p>Eva /Hadel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11" calcext:value-type="float">
            <text:p>170711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ovilio famulens apud chmethonem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ens apud tabernatorum in Juncewo</text:p>
          </table:table-cell>
          <table:table-cell office:value-type="string" calcext:value-type="string">
            <text:p>Marianna filia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30" calcext:value-type="float">
            <text:p>1707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Ursula /Roliradczanka/</text:p>
          </table:table-cell>
          <table:table-cell office:value-type="string" calcext:value-type="string">
            <text:p>Blasius ovilio 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06" calcext:value-type="float">
            <text:p>170712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Rymarz/ alias /Saw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Giebel/ miles Sueticus</text:p>
          </table:table-cell>
          <table:table-cell office:value-type="string" calcext:value-type="string">
            <text:p>Helena /Kielanowska/ virgo de aula Juncewi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/Owczarek/</text:p>
          </table:table-cell>
          <table:table-cell office:value-type="string" calcext:value-type="string">
            <text:p>Anna komornica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8" calcext:value-type="float">
            <text:p>1707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imon /Putrołocznik/ alias /Wią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ther/ miles Suetic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21" calcext:value-type="float">
            <text:p>17071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Vih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Skabowski/ organarius de Juncewo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Kania/</text:p>
          </table:table-cell>
          <table:table-cell office:value-type="string" calcext:value-type="string">
            <text:p>Jacobus filius ovilionis de Piotrkowice</text:p>
          </table:table-cell>
          <table:table-cell office:value-type="string" calcext:value-type="string">
            <text:p>Marianna /Oniesatowa/ de aula Obiec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an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ans apud /Szdiradczyk/ in Damasław</text:p>
          </table:table-cell>
          <table:table-cell office:value-type="string" calcext:value-type="string">
            <text:p>Marianna /Sewerynia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5" calcext:value-type="float">
            <text:p>170803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hrisostomus</text:p>
          </table:table-cell>
          <table:table-cell office:value-type="string" calcext:value-type="string">
            <text:p>Anna /Rądczonka/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/Spychal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7" calcext:value-type="float">
            <text:p>1708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nna /Chałupnic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9" calcext:value-type="float">
            <text:p>1708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ur/ colo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 apud Andreas /Mnich/ in Juncewo</text:p>
          </table:table-cell>
          <table:table-cell office:value-type="string" calcext:value-type="string">
            <text:p>Regina /Radszan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421" calcext:value-type="float">
            <text:p>1708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kubiszanka/ famula apud /Simek/</text:p>
          </table:table-cell>
          <table:table-cell office:value-type="string" calcext:value-type="string">
            <text:p>Stanislaus famulus in plebnati</text:p>
          </table:table-cell>
          <table:table-cell office:value-type="string" calcext:value-type="string">
            <text:p>Eva uxor Michaelis famulus in aula Piotrkowic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08" calcext:value-type="float">
            <text:p>170805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Sophia</text:p>
          </table:table-cell>
          <table:table-cell office:value-type="string" calcext:value-type="string">
            <text:p>Mszislaus /Łak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wietoslaus /Tomicki/ de Śielec</text:p>
          </table:table-cell>
          <table:table-cell office:value-type="string" calcext:value-type="string">
            <text:p>Sophia /Kurczew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Margaretha /Mr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etrus /Mielc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Vszikowski/ de Juncewo</text:p>
          </table:table-cell>
          <table:table-cell office:value-type="string" calcext:value-type="string">
            <text:p>Marianna /Armacik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604" calcext:value-type="float">
            <text:p>170806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Spychała/ taberna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Laurentius filius Mathiae ovilionis</text:p>
          </table:table-cell>
          <table:table-cell office:value-type="string" calcext:value-type="string">
            <text:p>Hedvigis /Spychalin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5" calcext:value-type="float">
            <text:p>170807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Marianna /Łakinska/ possessor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8" calcext:value-type="float">
            <text:p>170807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Anna /Bel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29" calcext:value-type="float">
            <text:p>170807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tabernator de Juncewo</text:p>
          </table:table-cell>
          <table:table-cell office:value-type="string" calcext:value-type="string">
            <text:p>Marianna /Tay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15" calcext:value-type="float">
            <text:p>1708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artholomeus /Armac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30" calcext:value-type="float">
            <text:p>170808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famulantis Albertus /Pogoda/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/Kraicz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Budszieszal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Boinczewo</text:p>
          </table:table-cell>
          <table:table-cell office:value-type="string" calcext:value-type="string">
            <text:p>Agnes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Agnes ancilla commorans apud Zeph in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filius ovilionis de Juncewo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0930" calcext:value-type="float">
            <text:p>170809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Michael /Orzelski/ de Dąbrowa</text:p>
          </table:table-cell>
          <table:table-cell office:value-type="string" calcext:value-type="string">
            <text:p>Constantia /Tomicka/ de Śielec</text:p>
          </table:table-cell>
          <table:table-cell/>
          <table:table-cell office:value-type="string" calcext:value-type="string">
            <text:p>location given as Silec de Aula; child has two names but second is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0" calcext:value-type="float">
            <text:p>17081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Michael</text:p>
          </table:table-cell>
          <table:table-cell office:value-type="string" calcext:value-type="string">
            <text:p>Adamus /Wroblen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Kartubonski/</text:p>
          </table:table-cell>
          <table:table-cell office:value-type="string" calcext:value-type="string">
            <text:p>Helena /Łuczynska/ de Damasławek</text:p>
          </table:table-cell>
          <table:table-cell/>
          <table:table-cell office:value-type="string" calcext:value-type="string">
            <text:p>location given as Dwor Piotrkowic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4" calcext:value-type="float">
            <text:p>1708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Zofia /Smolecka/ de aula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9" calcext:value-type="float">
            <text:p>1708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Matusz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Barbara uxor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16" calcext:value-type="float">
            <text:p>1708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sal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/>
          <table:table-cell office:value-type="string" calcext:value-type="string">
            <text:p>Catharina /Jeros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Chade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Juncewo</text:p>
          </table:table-cell>
          <table:table-cell office:value-type="string" calcext:value-type="string">
            <text:p>Eva /J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faber</text:p>
          </table:table-cell>
          <table:table-cell office:value-type="string" calcext:value-type="string">
            <text:p>Catharina /Sczep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Matuszek/ famul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Wroblenski/</text:p>
          </table:table-cell>
          <table:table-cell office:value-type="string" calcext:value-type="string">
            <text:p>Barbara /Wroble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118" calcext:value-type="float">
            <text:p>170811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braxator</text:p>
          </table:table-cell>
          <table:table-cell office:value-type="string" calcext:value-type="string">
            <text:p>Catharina /Przygod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02" calcext:value-type="float">
            <text:p>170812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Rolirac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Catharina /Ry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Stascz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/Szwer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07" calcext:value-type="float">
            <text:p>17090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 /Januszew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Anna /Bielska/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15" calcext:value-type="float">
            <text:p>170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Simon mały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aulus /Armacik/ de Dąbrowa</text:p>
          </table:table-cell>
          <table:table-cell office:value-type="string" calcext:value-type="string">
            <text:p>Marianna /Kaczmarka/ de Z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20" calcext:value-type="float">
            <text:p>170901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2" calcext:value-type="float">
            <text:p>1709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ebastianus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5" calcext:value-type="float">
            <text:p>170902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ąbrowa</text:p>
          </table:table-cell>
          <table:table-cell office:value-type="string" calcext:value-type="string">
            <text:p>Barbara /Łakomianka/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13" calcext:value-type="float">
            <text:p>1709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Franciscus /Mro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24" calcext:value-type="float">
            <text:p>1709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Rohari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Margaretha /Rolirad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17" calcext:value-type="float">
            <text:p>170903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Wozn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Lozaiowski/</text:p>
          </table:table-cell>
          <table:table-cell office:value-type="string" calcext:value-type="string">
            <text:p>Marianna /Łakom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oziel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de Starężyn</text:p>
          </table:table-cell>
          <table:table-cell office:value-type="string" calcext:value-type="string">
            <text:p>Regina /Rąd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09" calcext:value-type="float">
            <text:p>170906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ver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Jakowski/ de Juncewo</text:p>
          </table:table-cell>
          <table:table-cell office:value-type="string" calcext:value-type="string">
            <text:p>Marianna de Śielec</text:p>
          </table:table-cell>
          <table:table-cell/>
          <table:table-cell office:value-type="string" calcext:value-type="string">
            <text:p>dnica 3tia post pentecoste = 3 weeks af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30" calcext:value-type="float">
            <text:p>1709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707" calcext:value-type="float">
            <text:p>170907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Wacinski/</text:p>
          </table:table-cell>
          <table:table-cell office:value-type="string" calcext:value-type="string">
            <text:p>Regina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1" calcext:value-type="float">
            <text:p>170908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Karpinski/</text:p>
          </table:table-cell>
          <table:table-cell office:value-type="string" calcext:value-type="string">
            <text:p>Barbara ancilla de Dąbrowa</text:p>
          </table:table-cell>
          <table:table-cell/>
          <table:table-cell office:value-type="string" calcext:value-type="string">
            <text:p>dnica 12 post pentecoste 11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8" calcext:value-type="float">
            <text:p>1709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Thomas hortulanus</text:p>
          </table:table-cell>
          <table:table-cell/>
          <table:table-cell office:value-type="string" calcext:value-type="string">
            <text:p>Cathari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Sophia ancilla de Damasławek</text:p>
          </table:table-cell>
          <table:table-cell/>
          <table:table-cell office:value-type="string" calcext:value-type="string">
            <text:p>13 dominica post pentecosti 18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825" calcext:value-type="float">
            <text:p>1709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14 post pentecoste 1709 die 25 august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2" calcext:value-type="float">
            <text:p>1709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Ratay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Anna ancilla de Dąbrowa</text:p>
          </table:table-cell>
          <table:table-cell/>
          <table:table-cell office:value-type="string" calcext:value-type="string">
            <text:p>dnica 18 post pentecoste = 18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illegible de Starężyn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eadem dnica which is 19 weeks post pentecoste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Regina /Hałupnika/</text:p>
          </table:table-cell>
          <table:table-cell/>
          <table:table-cell office:value-type="string" calcext:value-type="string">
            <text:p>dnica 19 post pentecoste = 19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06" calcext:value-type="float">
            <text:p>1709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/Wolska/ deustissa de Juncewo</text:p>
          </table:table-cell>
          <table:table-cell/>
          <table:table-cell office:value-type="string" calcext:value-type="string">
            <text:p>dnica 20ma post pentecoste = 20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d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Cunegunda /Kucinska/ virgo nobilis de Damasławek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Bakalarz/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Hedvigis /Spychalina/ de Juncewo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27" calcext:value-type="float">
            <text:p>170910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Marianna /Owczarzowna de Piotrkowice</text:p>
          </table:table-cell>
          <table:table-cell/>
          <table:table-cell office:value-type="string" calcext:value-type="string">
            <text:p>dnica 23 post pentecoste = 23 weeks after pentecost; penta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110" calcext:value-type="float">
            <text:p>17091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lbertus ferrifaber de Damasław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25 post pentecoste = 25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Kaczm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lbertus /Kaczmarz/</text:p>
          </table:table-cell>
          <table:table-cell office:value-type="string" calcext:value-type="string">
            <text:p>Margaretha de Juncewo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Owczarzek/</text:p>
          </table:table-cell>
          <table:table-cell office:value-type="string" calcext:value-type="string">
            <text:p>Barbara /Owczarka/ de Dąbrowa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213" calcext:value-type="float">
            <text:p>1710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de Damasław</text:p>
          </table:table-cell>
          <table:table-cell office:value-type="string" calcext:value-type="string">
            <text:p>Barbara de Piotrkowice</text:p>
          </table:table-cell>
          <table:table-cell/>
          <table:table-cell office:value-type="string" calcext:value-type="string">
            <text:p>dnica sexagesimus = dominica sexagesima; 17100216 is 63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315" calcext:value-type="float">
            <text:p>1710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Anna /Błachowa/ de Damasław</text:p>
          </table:table-cell>
          <table:table-cell/>
          <table:table-cell office:value-type="string" calcext:value-type="string">
            <text:p>6ta post dnica 2da quadragesima = 6 after the sunday 42 days to easter; easter is 17100420 and 17100309 is 42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420" calcext:value-type="float">
            <text:p>171004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/>
          <table:table-cell office:value-type="string" calcext:value-type="string">
            <text:p>dnica passionis = dominica passionis; easter sunda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00" calcext:value-type="float">
            <text:p>1711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19" calcext:value-type="float">
            <text:p>171106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sartor</text:p>
          </table:table-cell>
          <table:table-cell office:value-type="string" calcext:value-type="string">
            <text:p>Barbara ovilioni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00" calcext:value-type="float">
            <text:p>171107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u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Skarbinski/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12" calcext:value-type="float">
            <text:p>1711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 /Pozoroski/ bacalaureus ecclesiae</text:p>
          </table:table-cell>
          <table:table-cell office:value-type="string" calcext:value-type="string">
            <text:p>Ursula /Kedzier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926" calcext:value-type="float">
            <text:p>171109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caupo de Damasławek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0929" calcext:value-type="float">
            <text:p>1711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05" calcext:value-type="float">
            <text:p>171110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semi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ovilio adolescens de Uscikowo</text:p>
          </table:table-cell>
          <table:table-cell office:value-type="string" calcext:value-type="string">
            <text:p>Marianna /Grzegorze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semi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Constantia /Owczarze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Urszula /Ke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111" calcext:value-type="float">
            <text:p>17111111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braxator de Dąbrowa</text:p>
          </table:table-cell>
          <table:table-cell office:value-type="string" calcext:value-type="string">
            <text:p>Barbar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06" calcext:value-type="float">
            <text:p>171201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Simon /Chałup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aurentiu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rtinus /Sie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mulus de Dąbrowa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4" calcext:value-type="float">
            <text:p>1712022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Franciscus /Maras/ cmeto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Dorothea de Ustaszewo Dwo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9" calcext:value-type="float">
            <text:p>17120229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Linteo/ adolescens de Uscikowo</text:p>
          </table:table-cell>
          <table:table-cell office:value-type="string" calcext:value-type="string">
            <text:p>Marianna /Chałupnic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304" calcext:value-type="float">
            <text:p>1712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Laskoski/</text:p>
          </table:table-cell>
          <table:table-cell office:value-type="string" calcext:value-type="string">
            <text:p>Cunegunda /Kuci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10" calcext:value-type="float">
            <text:p>171204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25" calcext:value-type="float">
            <text:p>1712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/Severyn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ski/</text:p>
          </table:table-cell>
          <table:table-cell office:value-type="string" calcext:value-type="string">
            <text:p>Marianna /Walko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12" calcext:value-type="float">
            <text:p>171205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isosthom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1" calcext:value-type="float">
            <text:p>171205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Brudzynski/</text:p>
          </table:table-cell>
          <table:table-cell office:value-type="string" calcext:value-type="string">
            <text:p>Marianna /Lis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semi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Hedvigis /Spycha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725" calcext:value-type="float">
            <text:p>171207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 adolescens de Śielec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02" calcext:value-type="float">
            <text:p>171208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18" calcext:value-type="float">
            <text:p>1712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nn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de Piotrkowice</text:p>
          </table:table-cell>
          <table:table-cell office:value-type="string" calcext:value-type="string">
            <text:p>Catharina /Dabro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31" calcext:value-type="float">
            <text:p>1712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ile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04" calcext:value-type="float">
            <text:p>171209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 /Putrol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Catharina /Woiciechow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 de Damasław</text:p>
          </table:table-cell>
          <table:table-cell office:value-type="string" calcext:value-type="string">
            <text:p>Anna /St??duczka/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nich/ cmeto de Juncewo</text:p>
          </table:table-cell>
          <table:table-cell table:style-name="ce2" office:value-type="string" calcext:value-type="string">
            <text:p>Helena /Chałupniczka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4" calcext:value-type="float">
            <text:p>171209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Josephus komorni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ferrifaber de Damasławek</text:p>
          </table:table-cell>
          <table:table-cell office:value-type="string" calcext:value-type="string">
            <text:p>Catharina /Putrol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5" calcext:value-type="float">
            <text:p>1712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Matthias /Pozoroski/ cantor ecclesi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adolescens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21" calcext:value-type="float">
            <text:p>171209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thias braxator</text:p>
          </table:table-cell>
          <table:table-cell office:value-type="string" calcext:value-type="string">
            <text:p>Anna /Kosza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09" calcext:value-type="float">
            <text:p>1712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Regi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23" calcext:value-type="float">
            <text:p>171210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Judas</text:p>
          </table:table-cell>
          <table:table-cell office:value-type="string" calcext:value-type="string">
            <text:p>Bartholomeus /Putrol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famulus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101" calcext:value-type="float">
            <text:p>171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3" calcext:value-type="float">
            <text:p>17121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9" calcext:value-type="float">
            <text:p>171211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Łuc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3" calcext:value-type="float">
            <text:p>1712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bacalaure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 de Piotrkowice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Matthias /Byk/ de Damasław</text:p>
          </table:table-cell>
          <table:table-cell office:value-type="string" calcext:value-type="string">
            <text:p>Regina /Kaczo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07" calcext:value-type="float">
            <text:p>17130107</text:p>
          </table:table-cell>
          <table:table-cell office:value-type="string" calcext:value-type="string">
            <text:p>Gorki Kosciel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atthias /Kosedzik/</text:p>
          </table:table-cell>
          <table:table-cell office:value-type="string" calcext:value-type="string">
            <text:p>Catharina /Dabrow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22" calcext:value-type="float">
            <text:p>17130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Purol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Chałupniczka/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30" calcext:value-type="float">
            <text:p>17130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residens in domo plebanal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203" calcext:value-type="float">
            <text:p>171302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ovilio de Śielec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Piotrowski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12" calcext:value-type="float">
            <text:p>1713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528" calcext:value-type="float">
            <text:p>171305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Barbar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629" calcext:value-type="float">
            <text:p>1713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</text:p>
          </table:table-cell>
          <table:table-cell office:value-type="string" calcext:value-type="string">
            <text:p>/Hrszkoroski/</text:p>
          </table:table-cell>
          <table:table-cell office:value-type="string" calcext:value-type="string">
            <text:p>Ursula /Kedzie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00" calcext:value-type="float">
            <text:p>17130700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Agnes 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13" calcext:value-type="float">
            <text:p>1713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Damasław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630" calcext:value-type="float">
            <text:p>171306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25" calcext:value-type="float">
            <text:p>171307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Anna /Matuszowna/ de Dąbrowa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30" calcext:value-type="float">
            <text:p>1713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forna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table:style-name="ce2" office:value-type="string" calcext:value-type="string">
            <text:p>Regina /Chaupnicz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4" calcext:value-type="float">
            <text:p>1713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Barbara /Kieszkor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9" calcext:value-type="float">
            <text:p>171308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Catharina komornic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904" calcext:value-type="float">
            <text:p>171309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su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Ursula /Kedz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0910" calcext:value-type="float">
            <text:p>171309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Zaboroski/</text:p>
          </table:table-cell>
          <table:table-cell office:value-type="string" calcext:value-type="string">
            <text:p>Anna /Sturzyla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 Martinus</text:p>
          </table:table-cell>
          <table:table-cell office:value-type="string" calcext:value-type="string">
            <text:p>Franciscus /Koscieski/ nobilis</text:p>
          </table:table-cell>
          <table:table-cell office:value-type="string" calcext:value-type="string">
            <text:p>Hedvigis /Racieska/</text:p>
          </table:table-cell>
          <table:table-cell office:value-type="string" calcext:value-type="string">
            <text:p>Laurentius /Kutakowicz/ conjuges</text:p>
          </table:table-cell>
          <table:table-cell office:value-type="string" calcext:value-type="string">
            <text:p>Sophia /Kutakowiczowa/ nee /Bogucka/ conjug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Albertus /Wicinski/ nobilis</text:p>
          </table:table-cell>
          <table:table-cell office:value-type="string" calcext:value-type="string">
            <text:p>Ursula /Kedzierska/</text:p>
          </table:table-cell>
          <table:table-cell office:value-type="string" calcext:value-type="string">
            <text:p>Swietoslaus /Tomicki/</text:p>
          </table:table-cell>
          <table:table-cell office:value-type="string" calcext:value-type="string">
            <text:p>Helena /Kucinska/ nee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7" calcext:value-type="float">
            <text:p>17131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ucas /Kedzior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101" calcext:value-type="float">
            <text:p>171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Rębiśzewik/ nobilis possessor Piotrkowice</text:p>
          </table:table-cell>
          <table:table-cell office:value-type="string" calcext:value-type="string">
            <text:p>Catharina /Koscieska/</text:p>
          </table:table-cell>
          <table:table-cell office:value-type="string" calcext:value-type="string">
            <text:p>Swietoslaus /Tomicki/ haeres in Śielec</text:p>
          </table:table-cell>
          <table:table-cell office:value-type="string" calcext:value-type="string">
            <text:p>Constantia /Tomicka/ consors sua haeres in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5" calcext:value-type="float">
            <text:p>1714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Paulus ovilio adolescens de Juncewo</text:p>
          </table:table-cell>
          <table:table-cell office:value-type="string" calcext:value-type="string">
            <text:p>Hedvigis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9" calcext:value-type="float">
            <text:p>171403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Zagrod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famulus de Dąbrowa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400" calcext:value-type="float">
            <text:p>1714040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</text:p>
          </table:table-cell>
          <table:table-cell table:style-name="ce2" office:value-type="string" calcext:value-type="string">
            <text:p>Agnes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600" calcext:value-type="float">
            <text:p>1714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01" calcext:value-type="float">
            <text:p>171407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 /Bakalarka/</text:p>
          </table:table-cell>
          <table:table-cell/>
          <table:table-cell office:value-type="string" calcext:value-type="string">
            <text:p>obscured by ink sta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15" calcext:value-type="float">
            <text:p>171407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Wrzesinski/ sartor</text:p>
          </table:table-cell>
          <table:table-cell table:style-name="ce2" office:value-type="string" calcext:value-type="string">
            <text:p>Cunegunda /Kucinska/ virgo de Damas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17" calcext:value-type="float">
            <text:p>1714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/Krzyza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iacinthus /Spychalik/</text:p>
          </table:table-cell>
          <table:table-cell office:value-type="string" calcext:value-type="string">
            <text:p>Margaretha ancilla de Biskupi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29" calcext:value-type="float">
            <text:p>171408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utrola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hospita plebana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921" calcext:value-type="float">
            <text:p>1714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caupo de Damasław</text:p>
          </table:table-cell>
          <table:table-cell office:value-type="string" calcext:value-type="string">
            <text:p>Catharina coctrix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1014" calcext:value-type="float">
            <text:p>1714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To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gina /Nowacz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05" calcext:value-type="float">
            <text:p>171501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Barbara /Wal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22" calcext:value-type="float">
            <text:p>171501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Ry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02" calcext:value-type="float">
            <text:p>1715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Kedziora/ famulus</text:p>
          </table:table-cell>
          <table:table-cell office:value-type="string" calcext:value-type="string">
            <text:p>Marianna /Spychal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10" calcext:value-type="float">
            <text:p>171502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219" calcext:value-type="float">
            <text:p>17150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ephanus lignifaber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Laurentius famulus de Piotrkowice</text:p>
          </table:table-cell>
          <table:table-cell office:value-type="string" calcext:value-type="string">
            <text:p>An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09" calcext:value-type="float">
            <text:p>171503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/Wałkan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Sophia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19" calcext:value-type="float">
            <text:p>1715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Laurenti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31" calcext:value-type="float">
            <text:p>171503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Casimirus /Dobrogoski/ dominus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/Dobrogoski/ frater</text:p>
          </table:table-cell>
          <table:table-cell table:style-name="ce2" office:value-type="string" calcext:value-type="string">
            <text:p>Helena /Kucinska/ haeredyss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10" calcext:value-type="float">
            <text:p>171504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Barbara /Walk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24" calcext:value-type="float">
            <text:p>1715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30" calcext:value-type="float">
            <text:p>171504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522" calcext:value-type="float">
            <text:p>171505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Młodzianowski/</text:p>
          </table:table-cell>
          <table:table-cell office:value-type="string" calcext:value-type="string">
            <text:p>Anna /Owczark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elian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13" calcext:value-type="float">
            <text:p>1715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2" calcext:value-type="float">
            <text:p>171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5" calcext:value-type="float">
            <text:p>171507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04" calcext:value-type="float">
            <text:p>1715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artinus /Łakom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parobek de Junewo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11" calcext:value-type="float">
            <text:p>171508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aulus /Putrol/ de Damasław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Dorothea</text:p>
          </table:table-cell>
          <table:table-cell office:value-type="string" calcext:value-type="string">
            <text:p>Jacobus /Rembiszeski/ tenutarius Piotrkowic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yganowski/</text:p>
          </table:table-cell>
          <table:table-cell office:value-type="string" calcext:value-type="string">
            <text:p>Constantia Dorotha /Chrzastowska/ nee /Miecznikowa/</text:p>
          </table:table-cell>
          <table:table-cell/>
          <table:table-cell office:value-type="string" calcext:value-type="string">
            <text:p>quod postremo patrinium scripsi errore factum prudens lector id no apprehendat etiam propter limam non transposui = godfather is incorrect but i ain’t fixing i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20" calcext:value-type="float">
            <text:p>171509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de Juncewo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00" calcext:value-type="float">
            <text:p>171510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nnes Cantius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rzastowski/ dominus possessor Juncewo</text:p>
          </table:table-cell>
          <table:table-cell office:value-type="string" calcext:value-type="string">
            <text:p>Cunegundis /Kucin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11" calcext:value-type="float">
            <text:p>1715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20" calcext:value-type="float">
            <text:p>1715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3" calcext:value-type="float">
            <text:p>1715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table:style-name="ce2" office:value-type="string" calcext:value-type="string">
            <text:p>Valentinus /Chałup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de Damasław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5" calcext:value-type="float">
            <text:p>1715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famulus</text:p>
          </table:table-cell>
          <table:table-cell office:value-type="string" calcext:value-type="string">
            <text:p>Catharina /Hopni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0" calcext:value-type="float">
            <text:p>171511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caup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filius ovilionis senis</text:p>
          </table:table-cell>
          <table:table-cell office:value-type="string" calcext:value-type="string">
            <text:p>Marianna /Jan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9" calcext:value-type="float">
            <text:p>17151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/Jec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24" calcext:value-type="float">
            <text:p>1715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110" calcext:value-type="float">
            <text:p>171601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Axenrik/ milites de legione saxonu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ianus /Trinx/</text:p>
          </table:table-cell>
          <table:table-cell office:value-type="string" calcext:value-type="string">
            <text:p>Anna Catharina /Saulin/ de eodem legione</text:p>
          </table:table-cell>
          <table:table-cell/>
          <table:table-cell office:value-type="string" calcext:value-type="string">
            <text:p>Gregorius /Merger/ assistens</text:p>
          </table:table-cell>
          <table:table-cell office:value-type="string" calcext:value-type="string">
            <text:p>Georgius /Merger/ assistens</text:p>
          </table:table-cell>
          <table:table-cell office:value-type="string" calcext:value-type="string">
            <text:p>Marianna Elizabeth /Penmein/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19" calcext:value-type="float">
            <text:p>17160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 Sebastianus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0" calcext:value-type="float">
            <text:p>171602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Jacobus /Ureda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Marianna /Gwid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6" calcext:value-type="float">
            <text:p>1716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asimirus molitor adolescens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1" calcext:value-type="float">
            <text:p>1716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ovilio adolescens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5" calcext:value-type="float">
            <text:p>1716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Plaskaty/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h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adolescens</text:p>
          </table:table-cell>
          <table:table-cell office:value-type="string" calcext:value-type="string">
            <text:p>Marianna /Jan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ilius ovilionis adolescens de Śielec</text:p>
          </table:table-cell>
          <table:table-cell office:value-type="string" calcext:value-type="string">
            <text:p>Marianna 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405" calcext:value-type="float">
            <text:p>171604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/Bielski/ nobilis administrator in Śiele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rzelski/ de Pomarzany</text:p>
          </table:table-cell>
          <table:table-cell office:value-type="string" calcext:value-type="string">
            <text:p>Anna /Belecka/ nobil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0" calcext:value-type="float">
            <text:p>1716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braxator adolescens de Damasławek</text:p>
          </table:table-cell>
          <table:table-cell office:value-type="string" calcext:value-type="string">
            <text:p>Agnes tabernatrix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8" calcext:value-type="float">
            <text:p>1716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Ann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Rymarka/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31" calcext:value-type="float">
            <text:p>171605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Agnes /Jedrze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609" calcext:value-type="float">
            <text:p>171606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Savoinski/ alias /Rymarz/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2" calcext:value-type="float">
            <text:p>1716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olitor de Piotrkowice</text:p>
          </table:table-cell>
          <table:table-cell office:value-type="string" calcext:value-type="string">
            <text:p>/Rata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6" calcext:value-type="float">
            <text:p>171607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ovilio de Międzylesie</text:p>
          </table:table-cell>
          <table:table-cell office:value-type="string" calcext:value-type="string">
            <text:p>Marianna /Chałyp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08" calcext:value-type="float">
            <text:p>1716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Drop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uxor Martini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16" calcext:value-type="float">
            <text:p>171608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30" calcext:value-type="float">
            <text:p>171608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iesaska/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1" calcext:value-type="float">
            <text:p>1716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molitor de Piotrkowice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3" calcext:value-type="float">
            <text:p>1716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Oleinik/ de Damasławek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5" calcext:value-type="float">
            <text:p>171610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Slimanczak/ adolescens de Juncewo</text:p>
          </table:table-cell>
          <table:table-cell office:value-type="string" calcext:value-type="string">
            <text:p>Sophia vidua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8" calcext:value-type="float">
            <text:p>171610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racz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Płaczkowski/</text:p>
          </table:table-cell>
          <table:table-cell office:value-type="string" calcext:value-type="string">
            <text:p>Sophia de domo plebanali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101" calcext:value-type="float">
            <text:p>171611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uc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11" calcext:value-type="float">
            <text:p>171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Martinus</text:p>
          </table:table-cell>
          <table:table-cell office:value-type="string" calcext:value-type="string">
            <text:p>Joannes /Tomicki/ dominus de Trzebicka</text:p>
          </table:table-cell>
          <table:table-cell office:value-type="string" calcext:value-type="string">
            <text:p>Catharina /Belęcka/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/Orzelska/ de Kwielec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Rolirad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Kosęda/ de Żnin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Goscin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Karpinski/ nobilis</text:p>
          </table:table-cell>
          <table:table-cell office:value-type="string" calcext:value-type="string">
            <text:p>/Małach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Budnik/ seu /Nowak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Th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13" calcext:value-type="float">
            <text:p>17161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00" calcext:value-type="float">
            <text:p>1717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20" calcext:value-type="float">
            <text:p>171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athias inquilinus de domo plebanali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Valentinus braxator de Damasławek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07" calcext:value-type="float">
            <text:p>17170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16" calcext:value-type="float">
            <text:p>1717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uk/ adolescens de Juncewo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Owczarzona/</text:p>
          </table:table-cell>
          <table:table-cell office:value-type="string" calcext:value-type="string">
            <text:p>Petrus tabernator de Śielec</text:p>
          </table:table-cell>
          <table:table-cell office:value-type="string" calcext:value-type="string">
            <text:p>Regina /Sob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tulius</text:p>
          </table:table-cell>
          <table:table-cell office:value-type="string" calcext:value-type="string">
            <text:p>Marianna /So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2" calcext:value-type="float">
            <text:p>171703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Oleinik/</text:p>
          </table:table-cell>
          <table:table-cell office:value-type="string" calcext:value-type="string">
            <text:p>Apo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Barbara /Wal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/Janowa/ vidua de domo plebanali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1" calcext:value-type="float">
            <text:p>1717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5" calcext:value-type="float">
            <text:p>171703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ovilio adolescens</text:p>
          </table:table-cell>
          <table:table-cell office:value-type="string" calcext:value-type="string">
            <text:p>An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6" calcext:value-type="float">
            <text:p>1717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/Skąpski/ cantor ecclesiae de Juncewo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406" calcext:value-type="float">
            <text:p>171704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Agnes /Owcza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16" calcext:value-type="float">
            <text:p>1717051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Paul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Marianna ancill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10" calcext:value-type="float">
            <text:p>171705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</text:p>
          </table:table-cell>
          <table:table-cell office:value-type="string" calcext:value-type="string">
            <text:p>Dorothea /Bzd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26" calcext:value-type="float">
            <text:p>1717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arci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06" calcext:value-type="float">
            <text:p>171706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ovilio adolescens de Międzylesi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29" calcext:value-type="float">
            <text:p>1717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 de aul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3" calcext:value-type="float">
            <text:p>171708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pastor pecudum</text:p>
          </table:table-cell>
          <table:table-cell office:value-type="string" calcext:value-type="string">
            <text:p>omitted</text:p>
          </table:table-cell>
          <table:table-cell table:number-columns-repeated="3"/>
          <table:table-cell office:value-type="string" calcext:value-type="string">
            <text:p>pastor pecudum = herder of catt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famulus adolescens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Marianna /Stirpe/</text:p>
          </table:table-cell>
          <table:table-cell office:value-type="string" calcext:value-type="string">
            <text:p>Sebastianus ovilio adolescen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14" calcext:value-type="float">
            <text:p>171709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ovilio claud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Marianna ancilla de aula Junce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Haza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07" calcext:value-type="float">
            <text:p>171710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Jans/ lutheran</text:p>
          </table:table-cell>
          <table:table-cell office:value-type="string" calcext:value-type="string">
            <text:p>Dorothea catholic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Grzechowa/ de Dąbrowa</text:p>
          </table:table-cell>
          <table:table-cell/>
          <table:table-cell office:value-type="string" calcext:value-type="string">
            <text:p>Bartholomeus /Ninderster/ <text:s/>incola in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18" calcext:value-type="float">
            <text:p>171710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Dorothe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31" calcext:value-type="float">
            <text:p>1717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110" calcext:value-type="float">
            <text:p>17171110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/Matus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200" calcext:value-type="float">
            <text:p>17171200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Suchorski/ sar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hrząstkoski/ dominus</text:p>
          </table:table-cell>
          <table:table-cell office:value-type="string" calcext:value-type="string">
            <text:p>/Gorska/ domina virgo de Swią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6" calcext:value-type="float">
            <text:p>1718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ovilio adolescens de Piotrkowice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7" calcext:value-type="float">
            <text:p>1718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Szczepanka/ komornica</text:p>
          </table:table-cell>
          <table:table-cell/>
          <table:table-cell office:value-type="string" calcext:value-type="string">
            <text:p>komornica = female komornik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9" calcext:value-type="float">
            <text:p>171801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Roliracik/ de Damasław</text:p>
          </table:table-cell>
          <table:table-cell office:value-type="string" calcext:value-type="string">
            <text:p>Mariann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200" calcext:value-type="float">
            <text:p>171802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Agatha</text:p>
          </table:table-cell>
          <table:table-cell office:value-type="string" calcext:value-type="string">
            <text:p>Mathias /Jech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Radliszyk/ de Gołancza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05" calcext:value-type="float">
            <text:p>171803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/</text:p>
          </table:table-cell>
          <table:table-cell office:value-type="string" calcext:value-type="string">
            <text:p>/Wierzbinska/</text:p>
          </table:table-cell>
          <table:table-cell/>
          <table:table-cell office:value-type="string" calcext:value-type="string">
            <text:p>stillborn twin to Eva? note says ob periculum baptizavi de utero egress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3" calcext:value-type="float">
            <text:p>1718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Margaretha /Kuszewa/ de Juncewo</text:p>
          </table:table-cell>
          <table:table-cell/>
          <table:table-cell office:value-type="string" calcext:value-type="string">
            <text:p>twin to Adam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7" calcext:value-type="float">
            <text:p>171803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Casimirus /Przygo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adolescens ovili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00" calcext:value-type="float">
            <text:p>171804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/Szymanski/ de Murowana</text:p>
          </table:table-cell>
          <table:table-cell office:value-type="string" calcext:value-type="string">
            <text:p>Gosl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uxor eius</text:p>
          </table:table-cell>
          <table:table-cell/>
          <table:table-cell office:value-type="string" calcext:value-type="string">
            <text:p>genere Juddum = of jewish descent?; the vertical note in the marigin looks to me like de Murowana Goslina Juddum baptizav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27" calcext:value-type="float">
            <text:p>171804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arianus /Lesniewicz/</text:p>
          </table:table-cell>
          <table:table-cell office:value-type="string" calcext:value-type="string">
            <text:p>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30" calcext:value-type="float">
            <text:p>171804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lipus Jacob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Czap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700" calcext:value-type="float">
            <text:p>171807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801" calcext:value-type="float">
            <text:p>1718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wierczyski/</text:p>
          </table:table-cell>
          <table:table-cell office:value-type="string" calcext:value-type="string">
            <text:p>Elenora /Chrzaystowska/ nee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800" calcext:value-type="float">
            <text:p>171808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Watkanowski/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wid/ de Juncewo</text:p>
          </table:table-cell>
          <table:table-cell office:value-type="string" calcext:value-type="string">
            <text:p>Margareth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yppolitus Rochus</text:p>
          </table:table-cell>
          <table:table-cell office:value-type="string" calcext:value-type="string">
            <text:p>/Obielawski/ dominus possessor Ustaszewo</text:p>
          </table:table-cell>
          <table:table-cell office:value-type="string" calcext:value-type="string">
            <text:p>/Koscielska/</text:p>
          </table:table-cell>
          <table:table-cell office:value-type="string" calcext:value-type="string">
            <text:p>Joannes /Sboyganowski/ parochus Szczepanoviensis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1" calcext:value-type="float">
            <text:p>1718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Koscianiewicz/ ferrifaber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8" calcext:value-type="float">
            <text:p>171809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Regina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028" calcext:value-type="float">
            <text:p>171810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Pellio/ adolescens de Kopanina</text:p>
          </table:table-cell>
          <table:table-cell office:value-type="string" calcext:value-type="string">
            <text:p>Regina /Gołebiewna/ de Kołyp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115" calcext:value-type="float">
            <text:p>1718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vus de Xenodochio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avus = grandfather of the child; xenedochium = hostel or hospital or other charitable place for stranger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0" calcext:value-type="float">
            <text:p>1718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ulus /Puszka/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8" calcext:value-type="float">
            <text:p>17181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/Przygoda/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Ozdrzykowski/ olim molitor in Śielec</text:p>
          </table:table-cell>
          <table:table-cell office:value-type="string" calcext:value-type="string">
            <text:p>Rosa ancilla filia tabernatric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25" calcext:value-type="float">
            <text:p>17181225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/Paluch/ adolsescens ovilio de Swiątkowo</text:p>
          </table:table-cell>
          <table:table-cell office:value-type="string" calcext:value-type="string">
            <text:p>Catharina uxor ovilionis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6" calcext:value-type="float">
            <text:p>1719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8" calcext:value-type="float">
            <text:p>171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 de aul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Justina /Kaw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Międzylesi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Martinus /Domagała/ de Damasław</text:p>
          </table:table-cell>
          <table:table-cell office:value-type="string" calcext:value-type="string">
            <text:p>Catharina /Wał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22" calcext:value-type="float">
            <text:p>171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łtońowa/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Hedvigi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4" calcext:value-type="float">
            <text:p>1719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famulus pastorus ovium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Hiacinthus /Spychała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Rudkowski/ ferrifaber</text:p>
          </table:table-cell>
          <table:table-cell office:value-type="string" calcext:value-type="string">
            <text:p>Hedvigis virgo </text:p>
          </table:table-cell>
          <table:table-cell/>
          <table:table-cell office:value-type="string" calcext:value-type="string">
            <text:p>surname /Bzyk/ also recorded for fa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06" calcext:value-type="float">
            <text:p>1719020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nis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orny/ ovilio adolescens de Swiątko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6" calcext:value-type="float">
            <text:p>171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aszczy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Malik/ ovilio adolescens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9" calcext:value-type="float">
            <text:p>1719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ięcek/</text:p>
          </table:table-cell>
          <table:table-cell office:value-type="string" calcext:value-type="string">
            <text:p>Barbara /Kurzawian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0" calcext:value-type="float">
            <text:p>1719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Czap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baptism of an adult jew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6" calcext:value-type="float">
            <text:p>171902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omor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Magdalena /Samolę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311" calcext:value-type="float">
            <text:p>1719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Plachta/ mendi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Gracz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321" calcext:value-type="float">
            <text:p>171903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2" calcext:value-type="float">
            <text:p>1719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inquilinus filius moli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Rolirad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4" calcext:value-type="float">
            <text:p>1719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/Drop/ inquilinus</text:p>
          </table:table-cell>
          <table:table-cell office:value-type="string" calcext:value-type="string">
            <text:p>omitted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5" calcext:value-type="float">
            <text:p>1719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Jancewski/ adolescens de Dąbrowa</text:p>
          </table:table-cell>
          <table:table-cell office:value-type="string" calcext:value-type="string">
            <text:p>Marianna /Korponska/ anci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1" calcext:value-type="float">
            <text:p>1719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Wałk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5" calcext:value-type="float">
            <text:p>171904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07" calcext:value-type="float">
            <text:p>171905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Dominicus /Breza/ castelanides satecensis</text:p>
          </table:table-cell>
          <table:table-cell office:value-type="string" calcext:value-type="string">
            <text:p>Elenora /Chrzas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ancilla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ybki/ bakalarek</text:p>
          </table:table-cell>
          <table:table-cell office:value-type="string" calcext:value-type="string">
            <text:p>Agnes /Komornica/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00" calcext:value-type="float">
            <text:p>1719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4" calcext:value-type="float">
            <text:p>1719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advenus mercenar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Dobrogoski/</text:p>
          </table:table-cell>
          <table:table-cell office:value-type="string" calcext:value-type="string">
            <text:p>Marianna /Dy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731" calcext:value-type="float">
            <text:p>171907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00" calcext:value-type="float">
            <text:p>171908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10" calcext:value-type="float">
            <text:p>1719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Nowak/ inquilinus</text:p>
          </table:table-cell>
          <table:table-cell office:value-type="string" calcext:value-type="string">
            <text:p>Theressi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Thomas /Ratay/</text:p>
          </table:table-cell>
          <table:table-cell office:value-type="string" calcext:value-type="string">
            <text:p>Catharina /Pioianka/</text:p>
          </table:table-cell>
          <table:table-cell office:value-type="string" calcext:value-type="string">
            <text:p>Michael /Bipa/</text:p>
          </table:table-cell>
          <table:table-cell office:value-type="string" calcext:value-type="string">
            <text:p>Margaretha /Mo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acobus /Wrzeszcz/ vel /Łapa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molitor adolescens de Piotrkowice</text:p>
          </table:table-cell>
          <table:table-cell office:value-type="string" calcext:value-type="string">
            <text:p>Marianna /Ratayka/ nee /Rzd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30" calcext:value-type="float">
            <text:p>1719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 ovilio de Juncewo</text:p>
          </table:table-cell>
          <table:table-cell office:value-type="string" calcext:value-type="string">
            <text:p>Marianna /Mni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900" calcext:value-type="float">
            <text:p>171909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Fran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5" calcext:value-type="float">
            <text:p>17191015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Grzech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ovilio adolescens de Ustaszewo</text:p>
          </table:table-cell>
          <table:table-cell office:value-type="string" calcext:value-type="string">
            <text:p>Gertrudis /Marask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zymanowna/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ub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22" calcext:value-type="float">
            <text:p>171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12" calcext:value-type="float">
            <text:p>1719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Rudkowski/ ferrifaber de Piotrkowice</text:p>
          </table:table-cell>
          <table:table-cell office:value-type="string" calcext:value-type="string">
            <text:p>Anna /Ratayka/ nee /Jedrzeie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21" calcext:value-type="float">
            <text:p>17191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widziak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200" calcext:value-type="float">
            <text:p>1719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ianna /Mnichow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Mathias /Mulinski/ administrator in Ustasz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Sophia /Sewery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18" calcext:value-type="float">
            <text:p>17200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omitted caup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/Dą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2" calcext:value-type="float">
            <text:p>172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/Spychała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Usako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5" calcext:value-type="float">
            <text:p>172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molitor adolescens de Śielec</text:p>
          </table:table-cell>
          <table:table-cell office:value-type="string" calcext:value-type="string">
            <text:p>Marianna /Janisze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03" calcext:value-type="float">
            <text:p>172003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anczewski/ de Dąbrowa</text:p>
          </table:table-cell>
          <table:table-cell office:value-type="string" calcext:value-type="string">
            <text:p>Anna /Matuszowna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26" calcext:value-type="float">
            <text:p>172003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Andreas /Młodżianoski/ possessor villae Swiątkowo</text:p>
          </table:table-cell>
          <table:table-cell office:value-type="string" calcext:value-type="string">
            <text:p>Catharina /Grab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402" calcext:value-type="float">
            <text:p>172004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Mieszat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famulus plebanali in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7" calcext:value-type="float">
            <text:p>172006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Barbara /Owczar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9" calcext:value-type="float">
            <text:p>1720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ągowski/ cantor ecclesiae de Juncewo</text:p>
          </table:table-cell>
          <table:table-cell office:value-type="string" calcext:value-type="string">
            <text:p>Eva /Uredzin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3" calcext:value-type="float">
            <text:p>172006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Dobrogoski/ possessor Starężyn</text:p>
          </table:table-cell>
          <table:table-cell office:value-type="string" calcext:value-type="string">
            <text:p>Marcianna /Kaczorowska/</text:p>
          </table:table-cell>
          <table:table-cell office:value-type="string" calcext:value-type="string">
            <text:p>Thomas /Kaczorowski/ avus infantis</text:p>
          </table:table-cell>
          <table:table-cell office:value-type="string" calcext:value-type="string">
            <text:p>/Połocka/ domina</text:p>
          </table:table-cell>
          <table:table-cell/>
          <table:table-cell office:value-type="string" calcext:value-type="string">
            <text:p>avus infantis = grandfather of the chil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4" calcext:value-type="float">
            <text:p>1720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30" calcext:value-type="float">
            <text:p>1720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iacinthus /Kroi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rianna /Mni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819" calcext:value-type="float">
            <text:p>1720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901" calcext:value-type="float">
            <text:p>1720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06" calcext:value-type="float">
            <text:p>172601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/00/0000</text:date>, <text:time style:data-style-name="N2" text:time-value="11:18:12.5569339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7T09:54:48.938000000</meta:creation-date>
    <meta:generator>LibreOffice/7.3.1.3$MacOSX_AARCH64 LibreOffice_project/a69ca51ded25f3eefd52d7bf9a5fad8c90b87951</meta:generator>
    <dc:date>2022-10-02T14:27:58.750620492</dc:date>
    <meta:editing-duration>P2DT20H9M4S</meta:editing-duration>
    <meta:editing-cycles>1618</meta:editing-cycles>
    <meta:document-statistic meta:table-count="1" meta:cell-count="15759" meta:object-count="0"/>
  </office:meta>
</office:document-meta>
</file>